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blackscholes</text:p>
          </table:table-cell>
          <table:table-cell table:formula="of:=MAX([.B3:.B100])" office:value-type="float" office:value="81747" calcext:value-type="float">
            <text:p>81747</text:p>
          </table:table-cell>
          <table:table-cell table:formula="of:=AVERAGE([.C3:.C100])" office:value-type="float" office:value="9631867312.2439" calcext:value-type="float">
            <text:p>9631867312.2439</text:p>
          </table:table-cell>
          <table:table-cell table:formula="of:=AVERAGE([.D3:.D100])" office:value-type="float" office:value="6734188435.2561" calcext:value-type="float">
            <text:p>6734188435.2561</text:p>
          </table:table-cell>
          <table:table-cell table:formula="of:=AVERAGE([.E3:.E100])" office:value-type="float" office:value="295335.963414634" calcext:value-type="float">
            <text:p>295335.963414634</text:p>
          </table:table-cell>
          <table:table-cell table:formula="of:=AVERAGE([.F3:.F100])" office:value-type="float" office:value="19224673.0609756" calcext:value-type="float">
            <text:p>19224673.0609756</text:p>
          </table:table-cell>
          <table:table-cell table:formula="of:=AVERAGE([.G3:.G100])" office:value-type="float" office:value="29976486.4634146" calcext:value-type="float">
            <text:p>29976486.4634146</text:p>
          </table:table-cell>
          <table:table-cell table:formula="of:=AVERAGE([.H3:.H100])" office:value-type="float" office:value="5383796.96341463" calcext:value-type="float">
            <text:p>5383796.96341463</text:p>
          </table:table-cell>
          <table:table-cell table:formula="of:=AVERAGE([.I3:.I100])" office:value-type="float" office:value="27.6707317073171" calcext:value-type="float">
            <text:p>27.6707317073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1.54524993670886" calcext:value-type="float">
            <text:p>1.5452499367</text:p>
          </table:table-cell>
          <table:table-cell table:formula="of:=AVERAGE([.O3:.O100])" office:value-type="float" office:value="295335.963414634" calcext:value-type="float">
            <text:p>295335.963414634</text:p>
          </table:table-cell>
          <table:table-cell table:formula="of:=AVERAGE([.P3:.P100])" office:value-type="float" office:value="1.22672334146341" calcext:value-type="float">
            <text:p>1.2267233415</text:p>
          </table:table-cell>
          <table:table-cell table:formula="of:=AVERAGE([.Q3:.Q100])" office:value-type="float" office:value="1.9128025" calcext:value-type="float">
            <text:p>1.9128025</text:p>
          </table:table-cell>
          <table:table-cell table:formula="of:=AVERAGE([.R3:.R100])" office:value-type="float" office:value="0.343538390243902" calcext:value-type="float">
            <text:p>0.3435383902</text:p>
          </table:table-cell>
          <table:table-cell table:formula="of:=AVERAGE([.S3:.S100])" office:value-type="float" office:value="0.744512195121952" calcext:value-type="float">
            <text:p>0.7445121951</text:p>
          </table:table-cell>
          <table:table-cell table:formula="of:=AVERAGE([.T3:.T100])" office:value-type="float" office:value="664.06512195122" calcext:value-type="float">
            <text:p>664.0651219512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004" calcext:value-type="float">
            <text:p>1004</text:p>
          </table:table-cell>
          <table:table-cell office:value-type="float" office:value="4651422605" calcext:value-type="float">
            <text:p>4651422605</text:p>
          </table:table-cell>
          <table:table-cell office:value-type="float" office:value="2177659277" calcext:value-type="float">
            <text:p>2177659277</text:p>
          </table:table-cell>
          <table:table-cell office:value-type="float" office:value="447" calcext:value-type="float">
            <text:p>447</text:p>
          </table:table-cell>
          <table:table-cell office:value-type="float" office:value="587677" calcext:value-type="float">
            <text:p>587677</text:p>
          </table:table-cell>
          <table:table-cell office:value-type="float" office:value="621741" calcext:value-type="float">
            <text:p>621741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5973" calcext:value-type="float">
            <text:p>2.135973</text:p>
          </table:table-cell>
          <table:table-cell office:value-type="float" office:value="447" calcext:value-type="float">
            <text:p>447</text:p>
          </table:table-cell>
          <table:table-cell office:value-type="float" office:value="0.037461" calcext:value-type="float">
            <text:p>0.037461</text:p>
          </table:table-cell>
          <table:table-cell office:value-type="float" office:value="0.039633" calcext:value-type="float">
            <text:p>0.039633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95" calcext:value-type="float">
            <text:p>0.95</text:p>
          </table:table-cell>
          <table:table-cell office:value-type="float" office:value="1509.08" calcext:value-type="float">
            <text:p>1509.0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008" calcext:value-type="float">
            <text:p>2008</text:p>
          </table:table-cell>
          <table:table-cell office:value-type="float" office:value="5067532632" calcext:value-type="float">
            <text:p>5067532632</text:p>
          </table:table-cell>
          <table:table-cell office:value-type="float" office:value="2369228239" calcext:value-type="float">
            <text:p>2369228239</text:p>
          </table:table-cell>
          <table:table-cell office:value-type="float" office:value="327" calcext:value-type="float">
            <text:p>327</text:p>
          </table:table-cell>
          <table:table-cell office:value-type="float" office:value="638777" calcext:value-type="float">
            <text:p>638777</text:p>
          </table:table-cell>
          <table:table-cell office:value-type="float" office:value="684967" calcext:value-type="float">
            <text:p>684967</text:p>
          </table:table-cell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8896" calcext:value-type="float">
            <text:p>2.138896</text:p>
          </table:table-cell>
          <table:table-cell office:value-type="float" office:value="327" calcext:value-type="float">
            <text:p>327</text:p>
          </table:table-cell>
          <table:table-cell office:value-type="float" office:value="0.040719" calcext:value-type="float">
            <text:p>0.040719</text:p>
          </table:table-cell>
          <table:table-cell office:value-type="float" office:value="0.043663" calcext:value-type="float">
            <text:p>0.043663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93" calcext:value-type="float">
            <text:p>0.93</text:p>
          </table:table-cell>
          <table:table-cell office:value-type="float" office:value="1769.94" calcext:value-type="float">
            <text:p>1769.94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011" calcext:value-type="float">
            <text:p>3011</text:p>
          </table:table-cell>
          <table:table-cell office:value-type="float" office:value="4873901161" calcext:value-type="float">
            <text:p>4873901161</text:p>
          </table:table-cell>
          <table:table-cell office:value-type="float" office:value="2277499014" calcext:value-type="float">
            <text:p>2277499014</text:p>
          </table:table-cell>
          <table:table-cell office:value-type="float" office:value="129" calcext:value-type="float">
            <text:p>129</text:p>
          </table:table-cell>
          <table:table-cell office:value-type="float" office:value="615846" calcext:value-type="float">
            <text:p>615846</text:p>
          </table:table-cell>
          <table:table-cell office:value-type="float" office:value="663274" calcext:value-type="float">
            <text:p>663274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40023" calcext:value-type="float">
            <text:p>2.140023</text:p>
          </table:table-cell>
          <table:table-cell office:value-type="float" office:value="129" calcext:value-type="float">
            <text:p>129</text:p>
          </table:table-cell>
          <table:table-cell office:value-type="float" office:value="0.039296" calcext:value-type="float">
            <text:p>0.039296</text:p>
          </table:table-cell>
          <table:table-cell office:value-type="float" office:value="0.042323" calcext:value-type="float">
            <text:p>0.04232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93" calcext:value-type="float">
            <text:p>0.93</text:p>
          </table:table-cell>
          <table:table-cell office:value-type="float" office:value="3099.41" calcext:value-type="float">
            <text:p>3099.41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014" calcext:value-type="float">
            <text:p>4014</text:p>
          </table:table-cell>
          <table:table-cell office:value-type="float" office:value="4791830747" calcext:value-type="float">
            <text:p>4791830747</text:p>
          </table:table-cell>
          <table:table-cell office:value-type="float" office:value="2243193528" calcext:value-type="float">
            <text:p>2243193528</text:p>
          </table:table-cell>
          <table:table-cell office:value-type="float" office:value="47" calcext:value-type="float">
            <text:p>47</text:p>
          </table:table-cell>
          <table:table-cell office:value-type="float" office:value="603916" calcext:value-type="float">
            <text:p>603916</text:p>
          </table:table-cell>
          <table:table-cell office:value-type="float" office:value="646994" calcext:value-type="float">
            <text:p>646994</text:p>
          </table:table-cell>
          <table:table-cell office:value-type="float" office:value="151" calcext:value-type="float">
            <text:p>15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6164" calcext:value-type="float">
            <text:p>2.136164</text:p>
          </table:table-cell>
          <table:table-cell office:value-type="float" office:value="47" calcext:value-type="float">
            <text:p>47</text:p>
          </table:table-cell>
          <table:table-cell office:value-type="float" office:value="0.038535" calcext:value-type="float">
            <text:p>0.038535</text:p>
          </table:table-cell>
          <table:table-cell office:value-type="float" office:value="0.041284" calcext:value-type="float">
            <text:p>0.04128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93" calcext:value-type="float">
            <text:p>0.93</text:p>
          </table:table-cell>
          <table:table-cell office:value-type="float" office:value="4284.73" calcext:value-type="float">
            <text:p>4284.73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017" calcext:value-type="float">
            <text:p>5017</text:p>
          </table:table-cell>
          <table:table-cell office:value-type="float" office:value="4967962855" calcext:value-type="float">
            <text:p>4967962855</text:p>
          </table:table-cell>
          <table:table-cell office:value-type="float" office:value="2325813124" calcext:value-type="float">
            <text:p>2325813124</text:p>
          </table:table-cell>
          <table:table-cell office:value-type="float" office:value="119" calcext:value-type="float">
            <text:p>119</text:p>
          </table:table-cell>
          <table:table-cell office:value-type="float" office:value="626305" calcext:value-type="float">
            <text:p>626305</text:p>
          </table:table-cell>
          <table:table-cell office:value-type="float" office:value="672356" calcext:value-type="float">
            <text:p>672356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6011" calcext:value-type="float">
            <text:p>2.136011</text:p>
          </table:table-cell>
          <table:table-cell office:value-type="float" office:value="119" calcext:value-type="float">
            <text:p>119</text:p>
          </table:table-cell>
          <table:table-cell office:value-type="float" office:value="0.039964" calcext:value-type="float">
            <text:p>0.039964</text:p>
          </table:table-cell>
          <table:table-cell office:value-type="float" office:value="0.042902" calcext:value-type="float">
            <text:p>0.042902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3" calcext:value-type="float">
            <text:p>0.93</text:p>
          </table:table-cell>
          <table:table-cell office:value-type="float" office:value="3345.05" calcext:value-type="float">
            <text:p>3345.05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021" calcext:value-type="float">
            <text:p>6021</text:p>
          </table:table-cell>
          <table:table-cell office:value-type="float" office:value="4956115557" calcext:value-type="float">
            <text:p>4956115557</text:p>
          </table:table-cell>
          <table:table-cell office:value-type="float" office:value="2320242139" calcext:value-type="float">
            <text:p>2320242139</text:p>
          </table:table-cell>
          <table:table-cell office:value-type="float" office:value="233" calcext:value-type="float">
            <text:p>233</text:p>
          </table:table-cell>
          <table:table-cell office:value-type="float" office:value="625384" calcext:value-type="float">
            <text:p>625384</text:p>
          </table:table-cell>
          <table:table-cell office:value-type="float" office:value="671284" calcext:value-type="float">
            <text:p>671284</text:p>
          </table:table-cell>
          <table:table-cell office:value-type="float" office:value="286" calcext:value-type="float">
            <text:p>2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6034" calcext:value-type="float">
            <text:p>2.136034</text:p>
          </table:table-cell>
          <table:table-cell office:value-type="float" office:value="233" calcext:value-type="float">
            <text:p>233</text:p>
          </table:table-cell>
          <table:table-cell office:value-type="float" office:value="0.039865" calcext:value-type="float">
            <text:p>0.039865</text:p>
          </table:table-cell>
          <table:table-cell office:value-type="float" office:value="0.042791" calcext:value-type="float">
            <text:p>0.04279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93" calcext:value-type="float">
            <text:p>0.93</text:p>
          </table:table-cell>
          <table:table-cell office:value-type="float" office:value="2347.15" calcext:value-type="float">
            <text:p>2347.15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024" calcext:value-type="float">
            <text:p>7024</text:p>
          </table:table-cell>
          <table:table-cell office:value-type="float" office:value="4791544270" calcext:value-type="float">
            <text:p>4791544270</text:p>
          </table:table-cell>
          <table:table-cell office:value-type="float" office:value="2241844508" calcext:value-type="float">
            <text:p>2241844508</text:p>
          </table:table-cell>
          <table:table-cell office:value-type="float" office:value="54" calcext:value-type="float">
            <text:p>54</text:p>
          </table:table-cell>
          <table:table-cell office:value-type="float" office:value="604168" calcext:value-type="float">
            <text:p>604168</text:p>
          </table:table-cell>
          <table:table-cell office:value-type="float" office:value="649726" calcext:value-type="float">
            <text:p>649726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7322" calcext:value-type="float">
            <text:p>2.137322</text:p>
          </table:table-cell>
          <table:table-cell office:value-type="float" office:value="54" calcext:value-type="float">
            <text:p>54</text:p>
          </table:table-cell>
          <table:table-cell office:value-type="float" office:value="0.038551" calcext:value-type="float">
            <text:p>0.038551</text:p>
          </table:table-cell>
          <table:table-cell office:value-type="float" office:value="0.041458" calcext:value-type="float">
            <text:p>0.04145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93" calcext:value-type="float">
            <text:p>0.93</text:p>
          </table:table-cell>
          <table:table-cell office:value-type="float" office:value="4674.29" calcext:value-type="float">
            <text:p>4674.2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8028" calcext:value-type="float">
            <text:p>8028</text:p>
          </table:table-cell>
          <table:table-cell office:value-type="float" office:value="4967367547" calcext:value-type="float">
            <text:p>4967367547</text:p>
          </table:table-cell>
          <table:table-cell office:value-type="float" office:value="2325278338" calcext:value-type="float">
            <text:p>2325278338</text:p>
          </table:table-cell>
          <table:table-cell office:value-type="float" office:value="83" calcext:value-type="float">
            <text:p>83</text:p>
          </table:table-cell>
          <table:table-cell office:value-type="float" office:value="626177" calcext:value-type="float">
            <text:p>626177</text:p>
          </table:table-cell>
          <table:table-cell office:value-type="float" office:value="672961" calcext:value-type="float">
            <text:p>672961</text:p>
          </table:table-cell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6246" calcext:value-type="float">
            <text:p>2.136246</text:p>
          </table:table-cell>
          <table:table-cell office:value-type="float" office:value="83" calcext:value-type="float">
            <text:p>83</text:p>
          </table:table-cell>
          <table:table-cell office:value-type="float" office:value="0.039916" calcext:value-type="float">
            <text:p>0.039916</text:p>
          </table:table-cell>
          <table:table-cell office:value-type="float" office:value="0.042898" calcext:value-type="float">
            <text:p>0.0428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93" calcext:value-type="float">
            <text:p>0.93</text:p>
          </table:table-cell>
          <table:table-cell office:value-type="float" office:value="3618.07" calcext:value-type="float">
            <text:p>3618.07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9031" calcext:value-type="float">
            <text:p>9031</text:p>
          </table:table-cell>
          <table:table-cell office:value-type="float" office:value="4855466855" calcext:value-type="float">
            <text:p>4855466855</text:p>
          </table:table-cell>
          <table:table-cell office:value-type="float" office:value="2273224858" calcext:value-type="float">
            <text:p>2273224858</text:p>
          </table:table-cell>
          <table:table-cell office:value-type="float" office:value="118" calcext:value-type="float">
            <text:p>118</text:p>
          </table:table-cell>
          <table:table-cell office:value-type="float" office:value="611866" calcext:value-type="float">
            <text:p>611866</text:p>
          </table:table-cell>
          <table:table-cell office:value-type="float" office:value="656203" calcext:value-type="float">
            <text:p>656203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5938" calcext:value-type="float">
            <text:p>2.135938</text:p>
          </table:table-cell>
          <table:table-cell office:value-type="float" office:value="118" calcext:value-type="float">
            <text:p>118</text:p>
          </table:table-cell>
          <table:table-cell office:value-type="float" office:value="0.039042" calcext:value-type="float">
            <text:p>0.039042</text:p>
          </table:table-cell>
          <table:table-cell office:value-type="float" office:value="0.041871" calcext:value-type="float">
            <text:p>0.04187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93" calcext:value-type="float">
            <text:p>0.93</text:p>
          </table:table-cell>
          <table:table-cell office:value-type="float" office:value="3170.06" calcext:value-type="float">
            <text:p>3170.06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0034" calcext:value-type="float">
            <text:p>10034</text:p>
          </table:table-cell>
          <table:table-cell office:value-type="float" office:value="4940931017" calcext:value-type="float">
            <text:p>4940931017</text:p>
          </table:table-cell>
          <table:table-cell office:value-type="float" office:value="2313018667" calcext:value-type="float">
            <text:p>2313018667</text:p>
          </table:table-cell>
          <table:table-cell office:value-type="float" office:value="294" calcext:value-type="float">
            <text:p>294</text:p>
          </table:table-cell>
          <table:table-cell office:value-type="float" office:value="622735" calcext:value-type="float">
            <text:p>622735</text:p>
          </table:table-cell>
          <table:table-cell office:value-type="float" office:value="668094" calcext:value-type="float">
            <text:p>668094</text:p>
          </table:table-cell>
          <table:table-cell office:value-type="float" office:value="348" calcext:value-type="float">
            <text:p>3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614" calcext:value-type="float">
            <text:p>2.13614</text:p>
          </table:table-cell>
          <table:table-cell office:value-type="float" office:value="294" calcext:value-type="float">
            <text:p>294</text:p>
          </table:table-cell>
          <table:table-cell office:value-type="float" office:value="0.039736" calcext:value-type="float">
            <text:p>0.039736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93" calcext:value-type="float">
            <text:p>0.93</text:p>
          </table:table-cell>
          <table:table-cell office:value-type="float" office:value="1919.81" calcext:value-type="float">
            <text:p>1919.81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1037" calcext:value-type="float">
            <text:p>11037</text:p>
          </table:table-cell>
          <table:table-cell office:value-type="float" office:value="4962447139" calcext:value-type="float">
            <text:p>4962447139</text:p>
          </table:table-cell>
          <table:table-cell office:value-type="float" office:value="2321068301" calcext:value-type="float">
            <text:p>2321068301</text:p>
          </table:table-cell>
          <table:table-cell office:value-type="float" office:value="127" calcext:value-type="float">
            <text:p>127</text:p>
          </table:table-cell>
          <table:table-cell office:value-type="float" office:value="626120" calcext:value-type="float">
            <text:p>626120</text:p>
          </table:table-cell>
          <table:table-cell office:value-type="float" office:value="671997" calcext:value-type="float">
            <text:p>671997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8001" calcext:value-type="float">
            <text:p>2.138001</text:p>
          </table:table-cell>
          <table:table-cell office:value-type="float" office:value="127" calcext:value-type="float">
            <text:p>127</text:p>
          </table:table-cell>
          <table:table-cell office:value-type="float" office:value="0.039952" calcext:value-type="float">
            <text:p>0.039952</text:p>
          </table:table-cell>
          <table:table-cell office:value-type="float" office:value="0.042879" calcext:value-type="float">
            <text:p>0.0428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93" calcext:value-type="float">
            <text:p>0.93</text:p>
          </table:table-cell>
          <table:table-cell office:value-type="float" office:value="3536.83" calcext:value-type="float">
            <text:p>3536.83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2040" calcext:value-type="float">
            <text:p>12040</text:p>
          </table:table-cell>
          <table:table-cell office:value-type="float" office:value="4857466115" calcext:value-type="float">
            <text:p>4857466115</text:p>
          </table:table-cell>
          <table:table-cell office:value-type="float" office:value="2273475881" calcext:value-type="float">
            <text:p>2273475881</text:p>
          </table:table-cell>
          <table:table-cell office:value-type="float" office:value="80" calcext:value-type="float">
            <text:p>80</text:p>
          </table:table-cell>
          <table:table-cell office:value-type="float" office:value="613148" calcext:value-type="float">
            <text:p>613148</text:p>
          </table:table-cell>
          <table:table-cell office:value-type="float" office:value="658378" calcext:value-type="float">
            <text:p>658378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6581" calcext:value-type="float">
            <text:p>2.136581</text:p>
          </table:table-cell>
          <table:table-cell office:value-type="float" office:value="80" calcext:value-type="float">
            <text:p>80</text:p>
          </table:table-cell>
          <table:table-cell office:value-type="float" office:value="0.039124" calcext:value-type="float">
            <text:p>0.039124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93" calcext:value-type="float">
            <text:p>0.93</text:p>
          </table:table-cell>
          <table:table-cell office:value-type="float" office:value="3918.92" calcext:value-type="float">
            <text:p>3918.92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3043" calcext:value-type="float">
            <text:p>13043</text:p>
          </table:table-cell>
          <table:table-cell office:value-type="float" office:value="4791616061" calcext:value-type="float">
            <text:p>4791616061</text:p>
          </table:table-cell>
          <table:table-cell office:value-type="float" office:value="2242887316" calcext:value-type="float">
            <text:p>2242887316</text:p>
          </table:table-cell>
          <table:table-cell office:value-type="float" office:value="31" calcext:value-type="float">
            <text:p>31</text:p>
          </table:table-cell>
          <table:table-cell office:value-type="float" office:value="604993" calcext:value-type="float">
            <text:p>604993</text:p>
          </table:table-cell>
          <table:table-cell office:value-type="float" office:value="650770" calcext:value-type="float">
            <text:p>650770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636" calcext:value-type="float">
            <text:p>2.13636</text:p>
          </table:table-cell>
          <table:table-cell office:value-type="float" office:value="31" calcext:value-type="float">
            <text:p>31</text:p>
          </table:table-cell>
          <table:table-cell office:value-type="float" office:value="0.038604" calcext:value-type="float">
            <text:p>0.038604</text:p>
          </table:table-cell>
          <table:table-cell office:value-type="float" office:value="0.041525" calcext:value-type="float">
            <text:p>0.04152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93" calcext:value-type="float">
            <text:p>0.93</text:p>
          </table:table-cell>
          <table:table-cell office:value-type="float" office:value="6257.4" calcext:value-type="float">
            <text:p>6257.4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4047" calcext:value-type="float">
            <text:p>14047</text:p>
          </table:table-cell>
          <table:table-cell office:value-type="float" office:value="5123948568" calcext:value-type="float">
            <text:p>5123948568</text:p>
          </table:table-cell>
          <table:table-cell office:value-type="float" office:value="2399654725" calcext:value-type="float">
            <text:p>2399654725</text:p>
          </table:table-cell>
          <table:table-cell office:value-type="float" office:value="292" calcext:value-type="float">
            <text:p>292</text:p>
          </table:table-cell>
          <table:table-cell office:value-type="float" office:value="646071" calcext:value-type="float">
            <text:p>646071</text:p>
          </table:table-cell>
          <table:table-cell office:value-type="float" office:value="692580" calcext:value-type="float">
            <text:p>692580</text:p>
          </table:table-cell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5286" calcext:value-type="float">
            <text:p>2.135286</text:p>
          </table:table-cell>
          <table:table-cell office:value-type="float" office:value="292" calcext:value-type="float">
            <text:p>292</text:p>
          </table:table-cell>
          <table:table-cell office:value-type="float" office:value="0.041184" calcext:value-type="float">
            <text:p>0.041184</text:p>
          </table:table-cell>
          <table:table-cell office:value-type="float" office:value="0.044149" calcext:value-type="float">
            <text:p>0.044149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93" calcext:value-type="float">
            <text:p>0.93</text:p>
          </table:table-cell>
          <table:table-cell office:value-type="float" office:value="1961.98" calcext:value-type="float">
            <text:p>1961.9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5051" calcext:value-type="float">
            <text:p>15051</text:p>
          </table:table-cell>
          <table:table-cell office:value-type="float" office:value="4984138526" calcext:value-type="float">
            <text:p>4984138526</text:p>
          </table:table-cell>
          <table:table-cell office:value-type="float" office:value="2332546235" calcext:value-type="float">
            <text:p>2332546235</text:p>
          </table:table-cell>
          <table:table-cell office:value-type="float" office:value="99" calcext:value-type="float">
            <text:p>99</text:p>
          </table:table-cell>
          <table:table-cell office:value-type="float" office:value="628649" calcext:value-type="float">
            <text:p>628649</text:p>
          </table:table-cell>
          <table:table-cell office:value-type="float" office:value="674471" calcext:value-type="float">
            <text:p>674471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678" calcext:value-type="float">
            <text:p>2.13678</text:p>
          </table:table-cell>
          <table:table-cell office:value-type="float" office:value="99" calcext:value-type="float">
            <text:p>99</text:p>
          </table:table-cell>
          <table:table-cell office:value-type="float" office:value="0.040073" calcext:value-type="float">
            <text:p>0.040073</text:p>
          </table:table-cell>
          <table:table-cell office:value-type="float" office:value="0.042994" calcext:value-type="float">
            <text:p>0.04299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93" calcext:value-type="float">
            <text:p>0.93</text:p>
          </table:table-cell>
          <table:table-cell office:value-type="float" office:value="4163.4" calcext:value-type="float">
            <text:p>4163.4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6055" calcext:value-type="float">
            <text:p>16055</text:p>
          </table:table-cell>
          <table:table-cell office:value-type="float" office:value="4976566844" calcext:value-type="float">
            <text:p>4976566844</text:p>
          </table:table-cell>
          <table:table-cell office:value-type="float" office:value="2328094932" calcext:value-type="float">
            <text:p>2328094932</text:p>
          </table:table-cell>
          <table:table-cell office:value-type="float" office:value="63" calcext:value-type="float">
            <text:p>63</text:p>
          </table:table-cell>
          <table:table-cell office:value-type="float" office:value="627861" calcext:value-type="float">
            <text:p>627861</text:p>
          </table:table-cell>
          <table:table-cell office:value-type="float" office:value="673270" calcext:value-type="float">
            <text:p>673270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37613" calcext:value-type="float">
            <text:p>2.137613</text:p>
          </table:table-cell>
          <table:table-cell office:value-type="float" office:value="63" calcext:value-type="float">
            <text:p>63</text:p>
          </table:table-cell>
          <table:table-cell office:value-type="float" office:value="0.040023" calcext:value-type="float">
            <text:p>0.040023</text:p>
          </table:table-cell>
          <table:table-cell office:value-type="float" office:value="0.042918" calcext:value-type="float">
            <text:p>0.04291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93" calcext:value-type="float">
            <text:p>0.93</text:p>
          </table:table-cell>
          <table:table-cell office:value-type="float" office:value="4518.59" calcext:value-type="float">
            <text:p>4518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7059" calcext:value-type="float">
            <text:p>17059</text:p>
          </table:table-cell>
          <table:table-cell office:value-type="float" office:value="4701261038" calcext:value-type="float">
            <text:p>4701261038</text:p>
          </table:table-cell>
          <table:table-cell office:value-type="float" office:value="2349453850" calcext:value-type="float">
            <text:p>2349453850</text:p>
          </table:table-cell>
          <table:table-cell office:value-type="float" office:value="1108202" calcext:value-type="float">
            <text:p>1108202</text:p>
          </table:table-cell>
          <table:table-cell office:value-type="float" office:value="9387173" calcext:value-type="float">
            <text:p>9387173</text:p>
          </table:table-cell>
          <table:table-cell office:value-type="float" office:value="9226181" calcext:value-type="float">
            <text:p>9226181</text:p>
          </table:table-cell>
          <table:table-cell office:value-type="float" office:value="5558073" calcext:value-type="float">
            <text:p>55580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1002" calcext:value-type="float">
            <text:p>2.001002</text:p>
          </table:table-cell>
          <table:table-cell office:value-type="float" office:value="1108202" calcext:value-type="float">
            <text:p>1108202</text:p>
          </table:table-cell>
          <table:table-cell office:value-type="float" office:value="0.598386" calcext:value-type="float">
            <text:p>0.598386</text:p>
          </table:table-cell>
          <table:table-cell office:value-type="float" office:value="0.588123" calcext:value-type="float">
            <text:p>0.588123</text:p>
          </table:table-cell>
          <table:table-cell office:value-type="float" office:value="0.354299" calcext:value-type="float">
            <text:p>0.354299</text:p>
          </table:table-cell>
          <table:table-cell office:value-type="float" office:value="1.02" calcext:value-type="float">
            <text:p>1.02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8062" calcext:value-type="float">
            <text:p>18062</text:p>
          </table:table-cell>
          <table:table-cell office:value-type="float" office:value="12778459530" calcext:value-type="float">
            <text:p>12778459530</text:p>
          </table:table-cell>
          <table:table-cell office:value-type="float" office:value="9348737834" calcext:value-type="float">
            <text:p>9348737834</text:p>
          </table:table-cell>
          <table:table-cell office:value-type="float" office:value="363910" calcext:value-type="float">
            <text:p>363910</text:p>
          </table:table-cell>
          <table:table-cell office:value-type="float" office:value="29631487" calcext:value-type="float">
            <text:p>29631487</text:p>
          </table:table-cell>
          <table:table-cell office:value-type="float" office:value="45870865" calcext:value-type="float">
            <text:p>45870865</text:p>
          </table:table-cell>
          <table:table-cell office:value-type="float" office:value="7657138" calcext:value-type="float">
            <text:p>765713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865" calcext:value-type="float">
            <text:p>1.366865</text:p>
          </table:table-cell>
          <table:table-cell office:value-type="float" office:value="363910" calcext:value-type="float">
            <text:p>363910</text:p>
          </table:table-cell>
          <table:table-cell office:value-type="float" office:value="1.890743" calcext:value-type="float">
            <text:p>1.890743</text:p>
          </table:table-cell>
          <table:table-cell office:value-type="float" office:value="2.926955" calcext:value-type="float">
            <text:p>2.926955</text:p>
          </table:table-cell>
          <table:table-cell office:value-type="float" office:value="0.488591" calcext:value-type="float">
            <text:p>0.488591</text:p>
          </table:table-cell>
          <table:table-cell office:value-type="float" office:value="0.65" calcext:value-type="float">
            <text:p>0.65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19065" calcext:value-type="float">
            <text:p>19065</text:p>
          </table:table-cell>
          <table:table-cell office:value-type="float" office:value="12583615698" calcext:value-type="float">
            <text:p>12583615698</text:p>
          </table:table-cell>
          <table:table-cell office:value-type="float" office:value="9201709933" calcext:value-type="float">
            <text:p>9201709933</text:p>
          </table:table-cell>
          <table:table-cell office:value-type="float" office:value="436028" calcext:value-type="float">
            <text:p>436028</text:p>
          </table:table-cell>
          <table:table-cell office:value-type="float" office:value="28971203" calcext:value-type="float">
            <text:p>28971203</text:p>
          </table:table-cell>
          <table:table-cell office:value-type="float" office:value="45370315" calcext:value-type="float">
            <text:p>45370315</text:p>
          </table:table-cell>
          <table:table-cell office:value-type="float" office:value="8125243" calcext:value-type="float">
            <text:p>81252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53" calcext:value-type="float">
            <text:p>1.36753</text:p>
          </table:table-cell>
          <table:table-cell office:value-type="float" office:value="436028" calcext:value-type="float">
            <text:p>436028</text:p>
          </table:table-cell>
          <table:table-cell office:value-type="float" office:value="1.848611" calcext:value-type="float">
            <text:p>1.848611</text:p>
          </table:table-cell>
          <table:table-cell office:value-type="float" office:value="2.895015" calcext:value-type="float">
            <text:p>2.895015</text:p>
          </table:table-cell>
          <table:table-cell office:value-type="float" office:value="0.51846" calcext:value-type="float">
            <text:p>0.51846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0068" calcext:value-type="float">
            <text:p>20068</text:p>
          </table:table-cell>
          <table:table-cell office:value-type="float" office:value="12904826404" calcext:value-type="float">
            <text:p>12904826404</text:p>
          </table:table-cell>
          <table:table-cell office:value-type="float" office:value="9440166669" calcext:value-type="float">
            <text:p>9440166669</text:p>
          </table:table-cell>
          <table:table-cell office:value-type="float" office:value="440648" calcext:value-type="float">
            <text:p>440648</text:p>
          </table:table-cell>
          <table:table-cell office:value-type="float" office:value="29697388" calcext:value-type="float">
            <text:p>29697388</text:p>
          </table:table-cell>
          <table:table-cell office:value-type="float" office:value="46535122" calcext:value-type="float">
            <text:p>46535122</text:p>
          </table:table-cell>
          <table:table-cell office:value-type="float" office:value="8332284" calcext:value-type="float">
            <text:p>83322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013" calcext:value-type="float">
            <text:p>1.367013</text:p>
          </table:table-cell>
          <table:table-cell office:value-type="float" office:value="440648" calcext:value-type="float">
            <text:p>440648</text:p>
          </table:table-cell>
          <table:table-cell office:value-type="float" office:value="1.894948" calcext:value-type="float">
            <text:p>1.894948</text:p>
          </table:table-cell>
          <table:table-cell office:value-type="float" office:value="2.96934" calcext:value-type="float">
            <text:p>2.96934</text:p>
          </table:table-cell>
          <table:table-cell office:value-type="float" office:value="0.531671" calcext:value-type="float">
            <text:p>0.531671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1071" calcext:value-type="float">
            <text:p>21071</text:p>
          </table:table-cell>
          <table:table-cell office:value-type="float" office:value="12674212792" calcext:value-type="float">
            <text:p>12674212792</text:p>
          </table:table-cell>
          <table:table-cell office:value-type="float" office:value="9267340883" calcext:value-type="float">
            <text:p>9267340883</text:p>
          </table:table-cell>
          <table:table-cell office:value-type="float" office:value="437441" calcext:value-type="float">
            <text:p>437441</text:p>
          </table:table-cell>
          <table:table-cell office:value-type="float" office:value="29174693" calcext:value-type="float">
            <text:p>29174693</text:p>
          </table:table-cell>
          <table:table-cell office:value-type="float" office:value="45701719" calcext:value-type="float">
            <text:p>45701719</text:p>
          </table:table-cell>
          <table:table-cell office:value-type="float" office:value="8183620" calcext:value-type="float">
            <text:p>81836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621" calcext:value-type="float">
            <text:p>1.367621</text:p>
          </table:table-cell>
          <table:table-cell office:value-type="float" office:value="437441" calcext:value-type="float">
            <text:p>437441</text:p>
          </table:table-cell>
          <table:table-cell office:value-type="float" office:value="1.861596" calcext:value-type="float">
            <text:p>1.861596</text:p>
          </table:table-cell>
          <table:table-cell office:value-type="float" office:value="2.916162" calcext:value-type="float">
            <text:p>2.916162</text:p>
          </table:table-cell>
          <table:table-cell office:value-type="float" office:value="0.522185" calcext:value-type="float">
            <text:p>0.522185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2074" calcext:value-type="float">
            <text:p>22074</text:p>
          </table:table-cell>
          <table:table-cell office:value-type="float" office:value="13160101504" calcext:value-type="float">
            <text:p>13160101504</text:p>
          </table:table-cell>
          <table:table-cell office:value-type="float" office:value="9629738765" calcext:value-type="float">
            <text:p>9629738765</text:p>
          </table:table-cell>
          <table:table-cell office:value-type="float" office:value="441393" calcext:value-type="float">
            <text:p>441393</text:p>
          </table:table-cell>
          <table:table-cell office:value-type="float" office:value="30268753" calcext:value-type="float">
            <text:p>30268753</text:p>
          </table:table-cell>
          <table:table-cell office:value-type="float" office:value="47458551" calcext:value-type="float">
            <text:p>47458551</text:p>
          </table:table-cell>
          <table:table-cell office:value-type="float" office:value="8496641" calcext:value-type="float">
            <text:p>84966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61" calcext:value-type="float">
            <text:p>1.36661</text:p>
          </table:table-cell>
          <table:table-cell office:value-type="float" office:value="441393" calcext:value-type="float">
            <text:p>441393</text:p>
          </table:table-cell>
          <table:table-cell office:value-type="float" office:value="1.931406" calcext:value-type="float">
            <text:p>1.931406</text:p>
          </table:table-cell>
          <table:table-cell office:value-type="float" office:value="3.028263" calcext:value-type="float">
            <text:p>3.028263</text:p>
          </table:table-cell>
          <table:table-cell office:value-type="float" office:value="0.542159" calcext:value-type="float">
            <text:p>0.542159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3077" calcext:value-type="float">
            <text:p>23077</text:p>
          </table:table-cell>
          <table:table-cell office:value-type="float" office:value="12891838925" calcext:value-type="float">
            <text:p>12891838925</text:p>
          </table:table-cell>
          <table:table-cell office:value-type="float" office:value="9430060594" calcext:value-type="float">
            <text:p>9430060594</text:p>
          </table:table-cell>
          <table:table-cell office:value-type="float" office:value="440724" calcext:value-type="float">
            <text:p>440724</text:p>
          </table:table-cell>
          <table:table-cell office:value-type="float" office:value="29671720" calcext:value-type="float">
            <text:p>29671720</text:p>
          </table:table-cell>
          <table:table-cell office:value-type="float" office:value="46489160" calcext:value-type="float">
            <text:p>46489160</text:p>
          </table:table-cell>
          <table:table-cell office:value-type="float" office:value="8323986" calcext:value-type="float">
            <text:p>832398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1" calcext:value-type="float">
            <text:p>1.3671</text:p>
          </table:table-cell>
          <table:table-cell office:value-type="float" office:value="440724" calcext:value-type="float">
            <text:p>440724</text:p>
          </table:table-cell>
          <table:table-cell office:value-type="float" office:value="1.89331" calcext:value-type="float">
            <text:p>1.89331</text:p>
          </table:table-cell>
          <table:table-cell office:value-type="float" office:value="2.966407" calcext:value-type="float">
            <text:p>2.966407</text:p>
          </table:table-cell>
          <table:table-cell office:value-type="float" office:value="0.531142" calcext:value-type="float">
            <text:p>0.531142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4080" calcext:value-type="float">
            <text:p>24080</text:p>
          </table:table-cell>
          <table:table-cell office:value-type="float" office:value="12666639007" calcext:value-type="float">
            <text:p>12666639007</text:p>
          </table:table-cell>
          <table:table-cell office:value-type="float" office:value="9260129713" calcext:value-type="float">
            <text:p>9260129713</text:p>
          </table:table-cell>
          <table:table-cell office:value-type="float" office:value="436274" calcext:value-type="float">
            <text:p>436274</text:p>
          </table:table-cell>
          <table:table-cell office:value-type="float" office:value="29162863" calcext:value-type="float">
            <text:p>29162863</text:p>
          </table:table-cell>
          <table:table-cell office:value-type="float" office:value="45672443" calcext:value-type="float">
            <text:p>45672443</text:p>
          </table:table-cell>
          <table:table-cell office:value-type="float" office:value="8178409" calcext:value-type="float">
            <text:p>81784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869" calcext:value-type="float">
            <text:p>1.367869</text:p>
          </table:table-cell>
          <table:table-cell office:value-type="float" office:value="436274" calcext:value-type="float">
            <text:p>436274</text:p>
          </table:table-cell>
          <table:table-cell office:value-type="float" office:value="1.860841" calcext:value-type="float">
            <text:p>1.860841</text:p>
          </table:table-cell>
          <table:table-cell office:value-type="float" office:value="2.914294" calcext:value-type="float">
            <text:p>2.914294</text:p>
          </table:table-cell>
          <table:table-cell office:value-type="float" office:value="0.521853" calcext:value-type="float">
            <text:p>0.521853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5083" calcext:value-type="float">
            <text:p>25083</text:p>
          </table:table-cell>
          <table:table-cell office:value-type="float" office:value="13020569500" calcext:value-type="float">
            <text:p>13020569500</text:p>
          </table:table-cell>
          <table:table-cell office:value-type="float" office:value="9525696420" calcext:value-type="float">
            <text:p>9525696420</text:p>
          </table:table-cell>
          <table:table-cell office:value-type="float" office:value="441608" calcext:value-type="float">
            <text:p>441608</text:p>
          </table:table-cell>
          <table:table-cell office:value-type="float" office:value="29959604" calcext:value-type="float">
            <text:p>29959604</text:p>
          </table:table-cell>
          <table:table-cell office:value-type="float" office:value="46957728" calcext:value-type="float">
            <text:p>46957728</text:p>
          </table:table-cell>
          <table:table-cell office:value-type="float" office:value="8406572" calcext:value-type="float">
            <text:p>84065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889" calcext:value-type="float">
            <text:p>1.366889</text:p>
          </table:table-cell>
          <table:table-cell office:value-type="float" office:value="441608" calcext:value-type="float">
            <text:p>441608</text:p>
          </table:table-cell>
          <table:table-cell office:value-type="float" office:value="1.91168" calcext:value-type="float">
            <text:p>1.91168</text:p>
          </table:table-cell>
          <table:table-cell office:value-type="float" office:value="2.996306" calcext:value-type="float">
            <text:p>2.996306</text:p>
          </table:table-cell>
          <table:table-cell office:value-type="float" office:value="0.536411" calcext:value-type="float">
            <text:p>0.536411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6086" calcext:value-type="float">
            <text:p>26086</text:p>
          </table:table-cell>
          <table:table-cell office:value-type="float" office:value="13028536789" calcext:value-type="float">
            <text:p>13028536789</text:p>
          </table:table-cell>
          <table:table-cell office:value-type="float" office:value="9526263482" calcext:value-type="float">
            <text:p>9526263482</text:p>
          </table:table-cell>
          <table:table-cell office:value-type="float" office:value="442911" calcext:value-type="float">
            <text:p>442911</text:p>
          </table:table-cell>
          <table:table-cell office:value-type="float" office:value="29990877" calcext:value-type="float">
            <text:p>29990877</text:p>
          </table:table-cell>
          <table:table-cell office:value-type="float" office:value="46984144" calcext:value-type="float">
            <text:p>46984144</text:p>
          </table:table-cell>
          <table:table-cell office:value-type="float" office:value="8412043" calcext:value-type="float">
            <text:p>84120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644" calcext:value-type="float">
            <text:p>1.367644</text:p>
          </table:table-cell>
          <table:table-cell office:value-type="float" office:value="442911" calcext:value-type="float">
            <text:p>442911</text:p>
          </table:table-cell>
          <table:table-cell office:value-type="float" office:value="1.913675" calcext:value-type="float">
            <text:p>1.913675</text:p>
          </table:table-cell>
          <table:table-cell office:value-type="float" office:value="2.997991" calcext:value-type="float">
            <text:p>2.997991</text:p>
          </table:table-cell>
          <table:table-cell office:value-type="float" office:value="0.53676" calcext:value-type="float">
            <text:p>0.53676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7089" calcext:value-type="float">
            <text:p>27089</text:p>
          </table:table-cell>
          <table:table-cell office:value-type="float" office:value="12654390694" calcext:value-type="float">
            <text:p>12654390694</text:p>
          </table:table-cell>
          <table:table-cell office:value-type="float" office:value="9249852622" calcext:value-type="float">
            <text:p>9249852622</text:p>
          </table:table-cell>
          <table:table-cell office:value-type="float" office:value="437969" calcext:value-type="float">
            <text:p>437969</text:p>
          </table:table-cell>
          <table:table-cell office:value-type="float" office:value="29126493" calcext:value-type="float">
            <text:p>29126493</text:p>
          </table:table-cell>
          <table:table-cell office:value-type="float" office:value="45632356" calcext:value-type="float">
            <text:p>45632356</text:p>
          </table:table-cell>
          <table:table-cell office:value-type="float" office:value="8170914" calcext:value-type="float">
            <text:p>81709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8064" calcext:value-type="float">
            <text:p>1.368064</text:p>
          </table:table-cell>
          <table:table-cell office:value-type="float" office:value="437969" calcext:value-type="float">
            <text:p>437969</text:p>
          </table:table-cell>
          <table:table-cell office:value-type="float" office:value="1.85852" calcext:value-type="float">
            <text:p>1.85852</text:p>
          </table:table-cell>
          <table:table-cell office:value-type="float" office:value="2.911736" calcext:value-type="float">
            <text:p>2.911736</text:p>
          </table:table-cell>
          <table:table-cell office:value-type="float" office:value="0.521374" calcext:value-type="float">
            <text:p>0.521374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8092" calcext:value-type="float">
            <text:p>28092</text:p>
          </table:table-cell>
          <table:table-cell office:value-type="float" office:value="13010152365" calcext:value-type="float">
            <text:p>13010152365</text:p>
          </table:table-cell>
          <table:table-cell office:value-type="float" office:value="9518239854" calcext:value-type="float">
            <text:p>9518239854</text:p>
          </table:table-cell>
          <table:table-cell office:value-type="float" office:value="441597" calcext:value-type="float">
            <text:p>441597</text:p>
          </table:table-cell>
          <table:table-cell office:value-type="float" office:value="29910414" calcext:value-type="float">
            <text:p>29910414</text:p>
          </table:table-cell>
          <table:table-cell office:value-type="float" office:value="46918869" calcext:value-type="float">
            <text:p>46918869</text:p>
          </table:table-cell>
          <table:table-cell office:value-type="float" office:value="8400137" calcext:value-type="float">
            <text:p>84001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865" calcext:value-type="float">
            <text:p>1.366865</text:p>
          </table:table-cell>
          <table:table-cell office:value-type="float" office:value="441597" calcext:value-type="float">
            <text:p>441597</text:p>
          </table:table-cell>
          <table:table-cell office:value-type="float" office:value="1.908541" calcext:value-type="float">
            <text:p>1.908541</text:p>
          </table:table-cell>
          <table:table-cell office:value-type="float" office:value="2.993826" calcext:value-type="float">
            <text:p>2.993826</text:p>
          </table:table-cell>
          <table:table-cell office:value-type="float" office:value="0.536001" calcext:value-type="float">
            <text:p>0.536001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29095" calcext:value-type="float">
            <text:p>29095</text:p>
          </table:table-cell>
          <table:table-cell office:value-type="float" office:value="12871872246" calcext:value-type="float">
            <text:p>12871872246</text:p>
          </table:table-cell>
          <table:table-cell office:value-type="float" office:value="9414569754" calcext:value-type="float">
            <text:p>9414569754</text:p>
          </table:table-cell>
          <table:table-cell office:value-type="float" office:value="441382" calcext:value-type="float">
            <text:p>441382</text:p>
          </table:table-cell>
          <table:table-cell office:value-type="float" office:value="29606930" calcext:value-type="float">
            <text:p>29606930</text:p>
          </table:table-cell>
          <table:table-cell office:value-type="float" office:value="46415032" calcext:value-type="float">
            <text:p>46415032</text:p>
          </table:table-cell>
          <table:table-cell office:value-type="float" office:value="8310774" calcext:value-type="float">
            <text:p>831077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229" calcext:value-type="float">
            <text:p>1.367229</text:p>
          </table:table-cell>
          <table:table-cell office:value-type="float" office:value="441382" calcext:value-type="float">
            <text:p>441382</text:p>
          </table:table-cell>
          <table:table-cell office:value-type="float" office:value="1.889176" calcext:value-type="float">
            <text:p>1.889176</text:p>
          </table:table-cell>
          <table:table-cell office:value-type="float" office:value="2.961677" calcext:value-type="float">
            <text:p>2.961677</text:p>
          </table:table-cell>
          <table:table-cell office:value-type="float" office:value="0.530299" calcext:value-type="float">
            <text:p>0.530299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0098" calcext:value-type="float">
            <text:p>30098</text:p>
          </table:table-cell>
          <table:table-cell office:value-type="float" office:value="12867788487" calcext:value-type="float">
            <text:p>12867788487</text:p>
          </table:table-cell>
          <table:table-cell office:value-type="float" office:value="9408859988" calcext:value-type="float">
            <text:p>9408859988</text:p>
          </table:table-cell>
          <table:table-cell office:value-type="float" office:value="440033" calcext:value-type="float">
            <text:p>440033</text:p>
          </table:table-cell>
          <table:table-cell office:value-type="float" office:value="29626073" calcext:value-type="float">
            <text:p>29626073</text:p>
          </table:table-cell>
          <table:table-cell office:value-type="float" office:value="46400435" calcext:value-type="float">
            <text:p>46400435</text:p>
          </table:table-cell>
          <table:table-cell office:value-type="float" office:value="8308575" calcext:value-type="float">
            <text:p>83085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440033" calcext:value-type="float">
            <text:p>440033</text:p>
          </table:table-cell>
          <table:table-cell office:value-type="float" office:value="1.890397" calcext:value-type="float">
            <text:p>1.890397</text:p>
          </table:table-cell>
          <table:table-cell office:value-type="float" office:value="2.960746" calcext:value-type="float">
            <text:p>2.960746</text:p>
          </table:table-cell>
          <table:table-cell office:value-type="float" office:value="0.530158" calcext:value-type="float">
            <text:p>0.530158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1101" calcext:value-type="float">
            <text:p>31101</text:p>
          </table:table-cell>
          <table:table-cell office:value-type="float" office:value="12991649005" calcext:value-type="float">
            <text:p>12991649005</text:p>
          </table:table-cell>
          <table:table-cell office:value-type="float" office:value="9507042262" calcext:value-type="float">
            <text:p>9507042262</text:p>
          </table:table-cell>
          <table:table-cell office:value-type="float" office:value="441535" calcext:value-type="float">
            <text:p>441535</text:p>
          </table:table-cell>
          <table:table-cell office:value-type="float" office:value="29894676" calcext:value-type="float">
            <text:p>29894676</text:p>
          </table:table-cell>
          <table:table-cell office:value-type="float" office:value="46847062" calcext:value-type="float">
            <text:p>46847062</text:p>
          </table:table-cell>
          <table:table-cell office:value-type="float" office:value="8387872" calcext:value-type="float">
            <text:p>83878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529" calcext:value-type="float">
            <text:p>1.366529</text:p>
          </table:table-cell>
          <table:table-cell office:value-type="float" office:value="441535" calcext:value-type="float">
            <text:p>441535</text:p>
          </table:table-cell>
          <table:table-cell office:value-type="float" office:value="1.907537" calcext:value-type="float">
            <text:p>1.907537</text:p>
          </table:table-cell>
          <table:table-cell office:value-type="float" office:value="2.989244" calcext:value-type="float">
            <text:p>2.989244</text:p>
          </table:table-cell>
          <table:table-cell office:value-type="float" office:value="0.535218" calcext:value-type="float">
            <text:p>0.535218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2105" calcext:value-type="float">
            <text:p>32105</text:p>
          </table:table-cell>
          <table:table-cell office:value-type="float" office:value="13088974344" calcext:value-type="float">
            <text:p>13088974344</text:p>
          </table:table-cell>
          <table:table-cell office:value-type="float" office:value="9575072306" calcext:value-type="float">
            <text:p>9575072306</text:p>
          </table:table-cell>
          <table:table-cell office:value-type="float" office:value="443082" calcext:value-type="float">
            <text:p>443082</text:p>
          </table:table-cell>
          <table:table-cell office:value-type="float" office:value="30087247" calcext:value-type="float">
            <text:p>30087247</text:p>
          </table:table-cell>
          <table:table-cell office:value-type="float" office:value="47192568" calcext:value-type="float">
            <text:p>47192568</text:p>
          </table:table-cell>
          <table:table-cell office:value-type="float" office:value="8450309" calcext:value-type="float">
            <text:p>84503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984" calcext:value-type="float">
            <text:p>1.366984</text:p>
          </table:table-cell>
          <table:table-cell office:value-type="float" office:value="443082" calcext:value-type="float">
            <text:p>443082</text:p>
          </table:table-cell>
          <table:table-cell office:value-type="float" office:value="1.917912" calcext:value-type="float">
            <text:p>1.917912</text:p>
          </table:table-cell>
          <table:table-cell office:value-type="float" office:value="3.008291" calcext:value-type="float">
            <text:p>3.008291</text:p>
          </table:table-cell>
          <table:table-cell office:value-type="float" office:value="0.538665" calcext:value-type="float">
            <text:p>0.538665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3108" calcext:value-type="float">
            <text:p>33108</text:p>
          </table:table-cell>
          <table:table-cell office:value-type="float" office:value="12629463001" calcext:value-type="float">
            <text:p>12629463001</text:p>
          </table:table-cell>
          <table:table-cell office:value-type="float" office:value="9233637189" calcext:value-type="float">
            <text:p>9233637189</text:p>
          </table:table-cell>
          <table:table-cell office:value-type="float" office:value="439882" calcext:value-type="float">
            <text:p>439882</text:p>
          </table:table-cell>
          <table:table-cell office:value-type="float" office:value="29072367" calcext:value-type="float">
            <text:p>29072367</text:p>
          </table:table-cell>
          <table:table-cell office:value-type="float" office:value="45536437" calcext:value-type="float">
            <text:p>45536437</text:p>
          </table:table-cell>
          <table:table-cell office:value-type="float" office:value="8154740" calcext:value-type="float">
            <text:p>81547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767" calcext:value-type="float">
            <text:p>1.367767</text:p>
          </table:table-cell>
          <table:table-cell office:value-type="float" office:value="439882" calcext:value-type="float">
            <text:p>439882</text:p>
          </table:table-cell>
          <table:table-cell office:value-type="float" office:value="1.855066" calcext:value-type="float">
            <text:p>1.855066</text:p>
          </table:table-cell>
          <table:table-cell office:value-type="float" office:value="2.905615" calcext:value-type="float">
            <text:p>2.905615</text:p>
          </table:table-cell>
          <table:table-cell office:value-type="float" office:value="0.520342" calcext:value-type="float">
            <text:p>0.520342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4111" calcext:value-type="float">
            <text:p>34111</text:p>
          </table:table-cell>
          <table:table-cell office:value-type="float" office:value="13140477078" calcext:value-type="float">
            <text:p>13140477078</text:p>
          </table:table-cell>
          <table:table-cell office:value-type="float" office:value="9613960797" calcext:value-type="float">
            <text:p>9613960797</text:p>
          </table:table-cell>
          <table:table-cell office:value-type="float" office:value="444499" calcext:value-type="float">
            <text:p>444499</text:p>
          </table:table-cell>
          <table:table-cell office:value-type="float" office:value="30231192" calcext:value-type="float">
            <text:p>30231192</text:p>
          </table:table-cell>
          <table:table-cell office:value-type="float" office:value="47385392" calcext:value-type="float">
            <text:p>47385392</text:p>
          </table:table-cell>
          <table:table-cell office:value-type="float" office:value="8483750" calcext:value-type="float">
            <text:p>848375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812" calcext:value-type="float">
            <text:p>1.366812</text:p>
          </table:table-cell>
          <table:table-cell office:value-type="float" office:value="444499" calcext:value-type="float">
            <text:p>444499</text:p>
          </table:table-cell>
          <table:table-cell office:value-type="float" office:value="1.929009" calcext:value-type="float">
            <text:p>1.929009</text:p>
          </table:table-cell>
          <table:table-cell office:value-type="float" office:value="3.023594" calcext:value-type="float">
            <text:p>3.023594</text:p>
          </table:table-cell>
          <table:table-cell office:value-type="float" office:value="0.541336" calcext:value-type="float">
            <text:p>0.541336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5113" calcext:value-type="float">
            <text:p>35113</text:p>
          </table:table-cell>
          <table:table-cell office:value-type="float" office:value="12846648917" calcext:value-type="float">
            <text:p>12846648917</text:p>
          </table:table-cell>
          <table:table-cell office:value-type="float" office:value="9395322489" calcext:value-type="float">
            <text:p>9395322489</text:p>
          </table:table-cell>
          <table:table-cell office:value-type="float" office:value="438842" calcext:value-type="float">
            <text:p>438842</text:p>
          </table:table-cell>
          <table:table-cell office:value-type="float" office:value="29552348" calcext:value-type="float">
            <text:p>29552348</text:p>
          </table:table-cell>
          <table:table-cell office:value-type="float" office:value="46324486" calcext:value-type="float">
            <text:p>46324486</text:p>
          </table:table-cell>
          <table:table-cell office:value-type="float" office:value="8294974" calcext:value-type="float">
            <text:p>829497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345" calcext:value-type="float">
            <text:p>1.367345</text:p>
          </table:table-cell>
          <table:table-cell office:value-type="float" office:value="438842" calcext:value-type="float">
            <text:p>438842</text:p>
          </table:table-cell>
          <table:table-cell office:value-type="float" office:value="1.887575" calcext:value-type="float">
            <text:p>1.887575</text:p>
          </table:table-cell>
          <table:table-cell office:value-type="float" office:value="2.958849" calcext:value-type="float">
            <text:p>2.958849</text:p>
          </table:table-cell>
          <table:table-cell office:value-type="float" office:value="0.529819" calcext:value-type="float">
            <text:p>0.529819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6116" calcext:value-type="float">
            <text:p>36116</text:p>
          </table:table-cell>
          <table:table-cell office:value-type="float" office:value="12618685260" calcext:value-type="float">
            <text:p>12618685260</text:p>
          </table:table-cell>
          <table:table-cell office:value-type="float" office:value="9224838335" calcext:value-type="float">
            <text:p>9224838335</text:p>
          </table:table-cell>
          <table:table-cell office:value-type="float" office:value="437101" calcext:value-type="float">
            <text:p>437101</text:p>
          </table:table-cell>
          <table:table-cell office:value-type="float" office:value="29038949" calcext:value-type="float">
            <text:p>29038949</text:p>
          </table:table-cell>
          <table:table-cell office:value-type="float" office:value="45498086" calcext:value-type="float">
            <text:p>45498086</text:p>
          </table:table-cell>
          <table:table-cell office:value-type="float" office:value="8147858" calcext:value-type="float">
            <text:p>81478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903" calcext:value-type="float">
            <text:p>1.367903</text:p>
          </table:table-cell>
          <table:table-cell office:value-type="float" office:value="437101" calcext:value-type="float">
            <text:p>437101</text:p>
          </table:table-cell>
          <table:table-cell office:value-type="float" office:value="1.852934" calcext:value-type="float">
            <text:p>1.852934</text:p>
          </table:table-cell>
          <table:table-cell office:value-type="float" office:value="2.903168" calcext:value-type="float">
            <text:p>2.903168</text:p>
          </table:table-cell>
          <table:table-cell office:value-type="float" office:value="0.519903" calcext:value-type="float">
            <text:p>0.519903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7119" calcext:value-type="float">
            <text:p>37119</text:p>
          </table:table-cell>
          <table:table-cell office:value-type="float" office:value="12974456121" calcext:value-type="float">
            <text:p>12974456121</text:p>
          </table:table-cell>
          <table:table-cell office:value-type="float" office:value="9492370032" calcext:value-type="float">
            <text:p>9492370032</text:p>
          </table:table-cell>
          <table:table-cell office:value-type="float" office:value="440896" calcext:value-type="float">
            <text:p>440896</text:p>
          </table:table-cell>
          <table:table-cell office:value-type="float" office:value="29851006" calcext:value-type="float">
            <text:p>29851006</text:p>
          </table:table-cell>
          <table:table-cell office:value-type="float" office:value="46787346" calcext:value-type="float">
            <text:p>46787346</text:p>
          </table:table-cell>
          <table:table-cell office:value-type="float" office:value="8376717" calcext:value-type="float">
            <text:p>83767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83" calcext:value-type="float">
            <text:p>1.36683</text:p>
          </table:table-cell>
          <table:table-cell office:value-type="float" office:value="440896" calcext:value-type="float">
            <text:p>440896</text:p>
          </table:table-cell>
          <table:table-cell office:value-type="float" office:value="1.90475" calcext:value-type="float">
            <text:p>1.90475</text:p>
          </table:table-cell>
          <table:table-cell office:value-type="float" office:value="2.985434" calcext:value-type="float">
            <text:p>2.985434</text:p>
          </table:table-cell>
          <table:table-cell office:value-type="float" office:value="0.534506" calcext:value-type="float">
            <text:p>0.534506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8122" calcext:value-type="float">
            <text:p>38122</text:p>
          </table:table-cell>
          <table:table-cell office:value-type="float" office:value="13194195158" calcext:value-type="float">
            <text:p>13194195158</text:p>
          </table:table-cell>
          <table:table-cell office:value-type="float" office:value="9652472645" calcext:value-type="float">
            <text:p>9652472645</text:p>
          </table:table-cell>
          <table:table-cell office:value-type="float" office:value="444387" calcext:value-type="float">
            <text:p>444387</text:p>
          </table:table-cell>
          <table:table-cell office:value-type="float" office:value="30359191" calcext:value-type="float">
            <text:p>30359191</text:p>
          </table:table-cell>
          <table:table-cell office:value-type="float" office:value="47580179" calcext:value-type="float">
            <text:p>47580179</text:p>
          </table:table-cell>
          <table:table-cell office:value-type="float" office:value="8518871" calcext:value-type="float">
            <text:p>851887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924" calcext:value-type="float">
            <text:p>1.366924</text:p>
          </table:table-cell>
          <table:table-cell office:value-type="float" office:value="444387" calcext:value-type="float">
            <text:p>444387</text:p>
          </table:table-cell>
          <table:table-cell office:value-type="float" office:value="1.937177" calcext:value-type="float">
            <text:p>1.937177</text:p>
          </table:table-cell>
          <table:table-cell office:value-type="float" office:value="3.036023" calcext:value-type="float">
            <text:p>3.036023</text:p>
          </table:table-cell>
          <table:table-cell office:value-type="float" office:value="0.543577" calcext:value-type="float">
            <text:p>0.543577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39125" calcext:value-type="float">
            <text:p>39125</text:p>
          </table:table-cell>
          <table:table-cell office:value-type="float" office:value="12606380830" calcext:value-type="float">
            <text:p>12606380830</text:p>
          </table:table-cell>
          <table:table-cell office:value-type="float" office:value="9215721516" calcext:value-type="float">
            <text:p>9215721516</text:p>
          </table:table-cell>
          <table:table-cell office:value-type="float" office:value="438758" calcext:value-type="float">
            <text:p>438758</text:p>
          </table:table-cell>
          <table:table-cell office:value-type="float" office:value="28997032" calcext:value-type="float">
            <text:p>28997032</text:p>
          </table:table-cell>
          <table:table-cell office:value-type="float" office:value="45455507" calcext:value-type="float">
            <text:p>45455507</text:p>
          </table:table-cell>
          <table:table-cell office:value-type="float" office:value="8139955" calcext:value-type="float">
            <text:p>813995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921" calcext:value-type="float">
            <text:p>1.367921</text:p>
          </table:table-cell>
          <table:table-cell office:value-type="float" office:value="438758" calcext:value-type="float">
            <text:p>438758</text:p>
          </table:table-cell>
          <table:table-cell office:value-type="float" office:value="1.850259" calcext:value-type="float">
            <text:p>1.850259</text:p>
          </table:table-cell>
          <table:table-cell office:value-type="float" office:value="2.900451" calcext:value-type="float">
            <text:p>2.900451</text:p>
          </table:table-cell>
          <table:table-cell office:value-type="float" office:value="0.519399" calcext:value-type="float">
            <text:p>0.519399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0128" calcext:value-type="float">
            <text:p>40128</text:p>
          </table:table-cell>
          <table:table-cell office:value-type="float" office:value="12958253888" calcext:value-type="float">
            <text:p>12958253888</text:p>
          </table:table-cell>
          <table:table-cell office:value-type="float" office:value="9484456384" calcext:value-type="float">
            <text:p>9484456384</text:p>
          </table:table-cell>
          <table:table-cell office:value-type="float" office:value="440081" calcext:value-type="float">
            <text:p>440081</text:p>
          </table:table-cell>
          <table:table-cell office:value-type="float" office:value="29811649" calcext:value-type="float">
            <text:p>29811649</text:p>
          </table:table-cell>
          <table:table-cell office:value-type="float" office:value="46724111" calcext:value-type="float">
            <text:p>46724111</text:p>
          </table:table-cell>
          <table:table-cell office:value-type="float" office:value="8365788" calcext:value-type="float">
            <text:p>836578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262" calcext:value-type="float">
            <text:p>1.366262</text:p>
          </table:table-cell>
          <table:table-cell office:value-type="float" office:value="440081" calcext:value-type="float">
            <text:p>440081</text:p>
          </table:table-cell>
          <table:table-cell office:value-type="float" office:value="1.902239" calcext:value-type="float">
            <text:p>1.902239</text:p>
          </table:table-cell>
          <table:table-cell office:value-type="float" office:value="2.981399" calcext:value-type="float">
            <text:p>2.981399</text:p>
          </table:table-cell>
          <table:table-cell office:value-type="float" office:value="0.533809" calcext:value-type="float">
            <text:p>0.533809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1130" calcext:value-type="float">
            <text:p>41130</text:p>
          </table:table-cell>
          <table:table-cell office:value-type="float" office:value="12821987351" calcext:value-type="float">
            <text:p>12821987351</text:p>
          </table:table-cell>
          <table:table-cell office:value-type="float" office:value="9379497093" calcext:value-type="float">
            <text:p>9379497093</text:p>
          </table:table-cell>
          <table:table-cell office:value-type="float" office:value="438112" calcext:value-type="float">
            <text:p>438112</text:p>
          </table:table-cell>
          <table:table-cell office:value-type="float" office:value="29502792" calcext:value-type="float">
            <text:p>29502792</text:p>
          </table:table-cell>
          <table:table-cell office:value-type="float" office:value="46233250" calcext:value-type="float">
            <text:p>46233250</text:p>
          </table:table-cell>
          <table:table-cell office:value-type="float" office:value="8278423" calcext:value-type="float">
            <text:p>82784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023" calcext:value-type="float">
            <text:p>1.367023</text:p>
          </table:table-cell>
          <table:table-cell office:value-type="float" office:value="438112" calcext:value-type="float">
            <text:p>438112</text:p>
          </table:table-cell>
          <table:table-cell office:value-type="float" office:value="1.88441" calcext:value-type="float">
            <text:p>1.88441</text:p>
          </table:table-cell>
          <table:table-cell office:value-type="float" office:value="2.953022" calcext:value-type="float">
            <text:p>2.953022</text:p>
          </table:table-cell>
          <table:table-cell office:value-type="float" office:value="0.528762" calcext:value-type="float">
            <text:p>0.528762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2133" calcext:value-type="float">
            <text:p>42133</text:p>
          </table:table-cell>
          <table:table-cell office:value-type="float" office:value="12903197648" calcext:value-type="float">
            <text:p>12903197648</text:p>
          </table:table-cell>
          <table:table-cell office:value-type="float" office:value="9437999372" calcext:value-type="float">
            <text:p>9437999372</text:p>
          </table:table-cell>
          <table:table-cell office:value-type="float" office:value="441517" calcext:value-type="float">
            <text:p>441517</text:p>
          </table:table-cell>
          <table:table-cell office:value-type="float" office:value="29694969" calcext:value-type="float">
            <text:p>29694969</text:p>
          </table:table-cell>
          <table:table-cell office:value-type="float" office:value="46525732" calcext:value-type="float">
            <text:p>46525732</text:p>
          </table:table-cell>
          <table:table-cell office:value-type="float" office:value="8331453" calcext:value-type="float">
            <text:p>83314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154" calcext:value-type="float">
            <text:p>1.367154</text:p>
          </table:table-cell>
          <table:table-cell office:value-type="float" office:value="441517" calcext:value-type="float">
            <text:p>441517</text:p>
          </table:table-cell>
          <table:table-cell office:value-type="float" office:value="1.894794" calcext:value-type="float">
            <text:p>1.894794</text:p>
          </table:table-cell>
          <table:table-cell office:value-type="float" office:value="2.968741" calcext:value-type="float">
            <text:p>2.968741</text:p>
          </table:table-cell>
          <table:table-cell office:value-type="float" office:value="0.531618" calcext:value-type="float">
            <text:p>0.531618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3136" calcext:value-type="float">
            <text:p>43136</text:p>
          </table:table-cell>
          <table:table-cell office:value-type="float" office:value="12947538918" calcext:value-type="float">
            <text:p>12947538918</text:p>
          </table:table-cell>
          <table:table-cell office:value-type="float" office:value="9473695806" calcext:value-type="float">
            <text:p>9473695806</text:p>
          </table:table-cell>
          <table:table-cell office:value-type="float" office:value="440789" calcext:value-type="float">
            <text:p>440789</text:p>
          </table:table-cell>
          <table:table-cell office:value-type="float" office:value="29762161" calcext:value-type="float">
            <text:p>29762161</text:p>
          </table:table-cell>
          <table:table-cell office:value-type="float" office:value="46689313" calcext:value-type="float">
            <text:p>46689313</text:p>
          </table:table-cell>
          <table:table-cell office:value-type="float" office:value="8359022" calcext:value-type="float">
            <text:p>83590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683" calcext:value-type="float">
            <text:p>1.366683</text:p>
          </table:table-cell>
          <table:table-cell office:value-type="float" office:value="440789" calcext:value-type="float">
            <text:p>440789</text:p>
          </table:table-cell>
          <table:table-cell office:value-type="float" office:value="1.899081" calcext:value-type="float">
            <text:p>1.899081</text:p>
          </table:table-cell>
          <table:table-cell office:value-type="float" office:value="2.979178" calcext:value-type="float">
            <text:p>2.979178</text:p>
          </table:table-cell>
          <table:table-cell office:value-type="float" office:value="0.533377" calcext:value-type="float">
            <text:p>0.533377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4139" calcext:value-type="float">
            <text:p>44139</text:p>
          </table:table-cell>
          <table:table-cell office:value-type="float" office:value="12811712698" calcext:value-type="float">
            <text:p>12811712698</text:p>
          </table:table-cell>
          <table:table-cell office:value-type="float" office:value="9371878671" calcext:value-type="float">
            <text:p>9371878671</text:p>
          </table:table-cell>
          <table:table-cell office:value-type="float" office:value="439381" calcext:value-type="float">
            <text:p>439381</text:p>
          </table:table-cell>
          <table:table-cell office:value-type="float" office:value="29482852" calcext:value-type="float">
            <text:p>29482852</text:p>
          </table:table-cell>
          <table:table-cell office:value-type="float" office:value="46195106" calcext:value-type="float">
            <text:p>46195106</text:p>
          </table:table-cell>
          <table:table-cell office:value-type="float" office:value="8271687" calcext:value-type="float">
            <text:p>82716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038" calcext:value-type="float">
            <text:p>1.367038</text:p>
          </table:table-cell>
          <table:table-cell office:value-type="float" office:value="439381" calcext:value-type="float">
            <text:p>439381</text:p>
          </table:table-cell>
          <table:table-cell office:value-type="float" office:value="1.881259" calcext:value-type="float">
            <text:p>1.881259</text:p>
          </table:table-cell>
          <table:table-cell office:value-type="float" office:value="2.947644" calcext:value-type="float">
            <text:p>2.947644</text:p>
          </table:table-cell>
          <table:table-cell office:value-type="float" office:value="0.527805" calcext:value-type="float">
            <text:p>0.527805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5142" calcext:value-type="float">
            <text:p>45142</text:p>
          </table:table-cell>
          <table:table-cell office:value-type="float" office:value="12585357800" calcext:value-type="float">
            <text:p>12585357800</text:p>
          </table:table-cell>
          <table:table-cell office:value-type="float" office:value="9201878873" calcext:value-type="float">
            <text:p>9201878873</text:p>
          </table:table-cell>
          <table:table-cell office:value-type="float" office:value="438082" calcext:value-type="float">
            <text:p>438082</text:p>
          </table:table-cell>
          <table:table-cell office:value-type="float" office:value="28930982" calcext:value-type="float">
            <text:p>28930982</text:p>
          </table:table-cell>
          <table:table-cell office:value-type="float" office:value="45375494" calcext:value-type="float">
            <text:p>45375494</text:p>
          </table:table-cell>
          <table:table-cell office:value-type="float" office:value="8126013" calcext:value-type="float">
            <text:p>81260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694" calcext:value-type="float">
            <text:p>1.367694</text:p>
          </table:table-cell>
          <table:table-cell office:value-type="float" office:value="438082" calcext:value-type="float">
            <text:p>438082</text:p>
          </table:table-cell>
          <table:table-cell office:value-type="float" office:value="1.846045" calcext:value-type="float">
            <text:p>1.846045</text:p>
          </table:table-cell>
          <table:table-cell office:value-type="float" office:value="2.895346" calcext:value-type="float">
            <text:p>2.895346</text:p>
          </table:table-cell>
          <table:table-cell office:value-type="float" office:value="0.518509" calcext:value-type="float">
            <text:p>0.518509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6145" calcext:value-type="float">
            <text:p>46145</text:p>
          </table:table-cell>
          <table:table-cell office:value-type="float" office:value="13201437678" calcext:value-type="float">
            <text:p>13201437678</text:p>
          </table:table-cell>
          <table:table-cell office:value-type="float" office:value="9662199989" calcext:value-type="float">
            <text:p>9662199989</text:p>
          </table:table-cell>
          <table:table-cell office:value-type="float" office:value="441892" calcext:value-type="float">
            <text:p>441892</text:p>
          </table:table-cell>
          <table:table-cell office:value-type="float" office:value="30355676" calcext:value-type="float">
            <text:p>30355676</text:p>
          </table:table-cell>
          <table:table-cell office:value-type="float" office:value="47603148" calcext:value-type="float">
            <text:p>47603148</text:p>
          </table:table-cell>
          <table:table-cell office:value-type="float" office:value="8523216" calcext:value-type="float">
            <text:p>852321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6297" calcext:value-type="float">
            <text:p>1.366297</text:p>
          </table:table-cell>
          <table:table-cell office:value-type="float" office:value="441892" calcext:value-type="float">
            <text:p>441892</text:p>
          </table:table-cell>
          <table:table-cell office:value-type="float" office:value="1.936952" calcext:value-type="float">
            <text:p>1.936952</text:p>
          </table:table-cell>
          <table:table-cell office:value-type="float" office:value="3.037489" calcext:value-type="float">
            <text:p>3.037489</text:p>
          </table:table-cell>
          <table:table-cell office:value-type="float" office:value="0.543854" calcext:value-type="float">
            <text:p>0.543854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7147" calcext:value-type="float">
            <text:p>47147</text:p>
          </table:table-cell>
          <table:table-cell office:value-type="float" office:value="12818035757" calcext:value-type="float">
            <text:p>12818035757</text:p>
          </table:table-cell>
          <table:table-cell office:value-type="float" office:value="9374324686" calcext:value-type="float">
            <text:p>9374324686</text:p>
          </table:table-cell>
          <table:table-cell office:value-type="float" office:value="438132" calcext:value-type="float">
            <text:p>438132</text:p>
          </table:table-cell>
          <table:table-cell office:value-type="float" office:value="29456452" calcext:value-type="float">
            <text:p>29456452</text:p>
          </table:table-cell>
          <table:table-cell office:value-type="float" office:value="46218539" calcext:value-type="float">
            <text:p>46218539</text:p>
          </table:table-cell>
          <table:table-cell office:value-type="float" office:value="8276388" calcext:value-type="float">
            <text:p>827638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356" calcext:value-type="float">
            <text:p>1.367356</text:p>
          </table:table-cell>
          <table:table-cell office:value-type="float" office:value="438132" calcext:value-type="float">
            <text:p>438132</text:p>
          </table:table-cell>
          <table:table-cell office:value-type="float" office:value="1.88145" calcext:value-type="float">
            <text:p>1.88145</text:p>
          </table:table-cell>
          <table:table-cell office:value-type="float" office:value="2.952082" calcext:value-type="float">
            <text:p>2.952082</text:p>
          </table:table-cell>
          <table:table-cell office:value-type="float" office:value="0.528632" calcext:value-type="float">
            <text:p>0.528632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8150" calcext:value-type="float">
            <text:p>48150</text:p>
          </table:table-cell>
          <table:table-cell office:value-type="float" office:value="13156306184" calcext:value-type="float">
            <text:p>13156306184</text:p>
          </table:table-cell>
          <table:table-cell office:value-type="float" office:value="9623082824" calcext:value-type="float">
            <text:p>9623082824</text:p>
          </table:table-cell>
          <table:table-cell office:value-type="float" office:value="441299" calcext:value-type="float">
            <text:p>441299</text:p>
          </table:table-cell>
          <table:table-cell office:value-type="float" office:value="30258994" calcext:value-type="float">
            <text:p>30258994</text:p>
          </table:table-cell>
          <table:table-cell office:value-type="float" office:value="47435823" calcext:value-type="float">
            <text:p>47435823</text:p>
          </table:table-cell>
          <table:table-cell office:value-type="float" office:value="8494265" calcext:value-type="float">
            <text:p>849426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161" calcext:value-type="float">
            <text:p>1.367161</text:p>
          </table:table-cell>
          <table:table-cell office:value-type="float" office:value="441299" calcext:value-type="float">
            <text:p>441299</text:p>
          </table:table-cell>
          <table:table-cell office:value-type="float" office:value="1.930783" calcext:value-type="float">
            <text:p>1.930783</text:p>
          </table:table-cell>
          <table:table-cell office:value-type="float" office:value="3.026812" calcext:value-type="float">
            <text:p>3.026812</text:p>
          </table:table-cell>
          <table:table-cell office:value-type="float" office:value="0.542007" calcext:value-type="float">
            <text:p>0.542007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49153" calcext:value-type="float">
            <text:p>49153</text:p>
          </table:table-cell>
          <table:table-cell office:value-type="float" office:value="13097945023" calcext:value-type="float">
            <text:p>13097945023</text:p>
          </table:table-cell>
          <table:table-cell office:value-type="float" office:value="9578121393" calcext:value-type="float">
            <text:p>9578121393</text:p>
          </table:table-cell>
          <table:table-cell office:value-type="float" office:value="441525" calcext:value-type="float">
            <text:p>441525</text:p>
          </table:table-cell>
          <table:table-cell office:value-type="float" office:value="30131455" calcext:value-type="float">
            <text:p>30131455</text:p>
          </table:table-cell>
          <table:table-cell office:value-type="float" office:value="47226335" calcext:value-type="float">
            <text:p>47226335</text:p>
          </table:table-cell>
          <table:table-cell office:value-type="float" office:value="8456535" calcext:value-type="float">
            <text:p>845653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486" calcext:value-type="float">
            <text:p>1.367486</text:p>
          </table:table-cell>
          <table:table-cell office:value-type="float" office:value="441525" calcext:value-type="float">
            <text:p>441525</text:p>
          </table:table-cell>
          <table:table-cell office:value-type="float" office:value="1.922645" calcext:value-type="float">
            <text:p>1.922645</text:p>
          </table:table-cell>
          <table:table-cell office:value-type="float" office:value="3.013445" calcext:value-type="float">
            <text:p>3.013445</text:p>
          </table:table-cell>
          <table:table-cell office:value-type="float" office:value="0.539599" calcext:value-type="float">
            <text:p>0.539599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0157" calcext:value-type="float">
            <text:p>50157</text:p>
          </table:table-cell>
          <table:table-cell office:value-type="float" office:value="13011860923" calcext:value-type="float">
            <text:p>13011860923</text:p>
          </table:table-cell>
          <table:table-cell office:value-type="float" office:value="9512623448" calcext:value-type="float">
            <text:p>9512623448</text:p>
          </table:table-cell>
          <table:table-cell office:value-type="float" office:value="442190" calcext:value-type="float">
            <text:p>442190</text:p>
          </table:table-cell>
          <table:table-cell office:value-type="float" office:value="29923793" calcext:value-type="float">
            <text:p>29923793</text:p>
          </table:table-cell>
          <table:table-cell office:value-type="float" office:value="46914696" calcext:value-type="float">
            <text:p>46914696</text:p>
          </table:table-cell>
          <table:table-cell office:value-type="float" office:value="8400898" calcext:value-type="float">
            <text:p>840089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852" calcext:value-type="float">
            <text:p>1.367852</text:p>
          </table:table-cell>
          <table:table-cell office:value-type="float" office:value="442190" calcext:value-type="float">
            <text:p>442190</text:p>
          </table:table-cell>
          <table:table-cell office:value-type="float" office:value="1.907493" calcext:value-type="float">
            <text:p>1.907493</text:p>
          </table:table-cell>
          <table:table-cell office:value-type="float" office:value="2.990578" calcext:value-type="float">
            <text:p>2.990578</text:p>
          </table:table-cell>
          <table:table-cell office:value-type="float" office:value="0.535515" calcext:value-type="float">
            <text:p>0.535515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1160" calcext:value-type="float">
            <text:p>51160</text:p>
          </table:table-cell>
          <table:table-cell office:value-type="float" office:value="12586266696" calcext:value-type="float">
            <text:p>12586266696</text:p>
          </table:table-cell>
          <table:table-cell office:value-type="float" office:value="9199971289" calcext:value-type="float">
            <text:p>9199971289</text:p>
          </table:table-cell>
          <table:table-cell office:value-type="float" office:value="438925" calcext:value-type="float">
            <text:p>438925</text:p>
          </table:table-cell>
          <table:table-cell office:value-type="float" office:value="28943015" calcext:value-type="float">
            <text:p>28943015</text:p>
          </table:table-cell>
          <table:table-cell office:value-type="float" office:value="45382923" calcext:value-type="float">
            <text:p>45382923</text:p>
          </table:table-cell>
          <table:table-cell office:value-type="float" office:value="8126970" calcext:value-type="float">
            <text:p>81269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8077" calcext:value-type="float">
            <text:p>1.368077</text:p>
          </table:table-cell>
          <table:table-cell office:value-type="float" office:value="438925" calcext:value-type="float">
            <text:p>438925</text:p>
          </table:table-cell>
          <table:table-cell office:value-type="float" office:value="1.846813" calcext:value-type="float">
            <text:p>1.846813</text:p>
          </table:table-cell>
          <table:table-cell office:value-type="float" office:value="2.89582" calcext:value-type="float">
            <text:p>2.89582</text:p>
          </table:table-cell>
          <table:table-cell office:value-type="float" office:value="0.51857" calcext:value-type="float">
            <text:p>0.51857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2163" calcext:value-type="float">
            <text:p>52163</text:p>
          </table:table-cell>
          <table:table-cell office:value-type="float" office:value="13095490995" calcext:value-type="float">
            <text:p>13095490995</text:p>
          </table:table-cell>
          <table:table-cell office:value-type="float" office:value="9577044184" calcext:value-type="float">
            <text:p>9577044184</text:p>
          </table:table-cell>
          <table:table-cell office:value-type="float" office:value="441384" calcext:value-type="float">
            <text:p>441384</text:p>
          </table:table-cell>
          <table:table-cell office:value-type="float" office:value="30114353" calcext:value-type="float">
            <text:p>30114353</text:p>
          </table:table-cell>
          <table:table-cell office:value-type="float" office:value="47218533" calcext:value-type="float">
            <text:p>47218533</text:p>
          </table:table-cell>
          <table:table-cell office:value-type="float" office:value="8455054" calcext:value-type="float">
            <text:p>845505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383" calcext:value-type="float">
            <text:p>1.367383</text:p>
          </table:table-cell>
          <table:table-cell office:value-type="float" office:value="441384" calcext:value-type="float">
            <text:p>441384</text:p>
          </table:table-cell>
          <table:table-cell office:value-type="float" office:value="1.921554" calcext:value-type="float">
            <text:p>1.921554</text:p>
          </table:table-cell>
          <table:table-cell office:value-type="float" office:value="3.012947" calcext:value-type="float">
            <text:p>3.012947</text:p>
          </table:table-cell>
          <table:table-cell office:value-type="float" office:value="0.539505" calcext:value-type="float">
            <text:p>0.539505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3166" calcext:value-type="float">
            <text:p>53166</text:p>
          </table:table-cell>
          <table:table-cell office:value-type="float" office:value="12819194674" calcext:value-type="float">
            <text:p>12819194674</text:p>
          </table:table-cell>
          <table:table-cell office:value-type="float" office:value="9372046470" calcext:value-type="float">
            <text:p>9372046470</text:p>
          </table:table-cell>
          <table:table-cell office:value-type="float" office:value="437570" calcext:value-type="float">
            <text:p>437570</text:p>
          </table:table-cell>
          <table:table-cell office:value-type="float" office:value="29475936" calcext:value-type="float">
            <text:p>29475936</text:p>
          </table:table-cell>
          <table:table-cell office:value-type="float" office:value="46223203" calcext:value-type="float">
            <text:p>46223203</text:p>
          </table:table-cell>
          <table:table-cell office:value-type="float" office:value="8276751" calcext:value-type="float">
            <text:p>827675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812" calcext:value-type="float">
            <text:p>1.367812</text:p>
          </table:table-cell>
          <table:table-cell office:value-type="float" office:value="437570" calcext:value-type="float">
            <text:p>437570</text:p>
          </table:table-cell>
          <table:table-cell office:value-type="float" office:value="1.880817" calcext:value-type="float">
            <text:p>1.880817</text:p>
          </table:table-cell>
          <table:table-cell office:value-type="float" office:value="2.949437" calcext:value-type="float">
            <text:p>2.949437</text:p>
          </table:table-cell>
          <table:table-cell office:value-type="float" office:value="0.528128" calcext:value-type="float">
            <text:p>0.528128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4169" calcext:value-type="float">
            <text:p>54169</text:p>
          </table:table-cell>
          <table:table-cell office:value-type="float" office:value="12977027778" calcext:value-type="float">
            <text:p>12977027778</text:p>
          </table:table-cell>
          <table:table-cell office:value-type="float" office:value="9491200632" calcext:value-type="float">
            <text:p>9491200632</text:p>
          </table:table-cell>
          <table:table-cell office:value-type="float" office:value="441233" calcext:value-type="float">
            <text:p>441233</text:p>
          </table:table-cell>
          <table:table-cell office:value-type="float" office:value="29877613" calcext:value-type="float">
            <text:p>29877613</text:p>
          </table:table-cell>
          <table:table-cell office:value-type="float" office:value="46790939" calcext:value-type="float">
            <text:p>46790939</text:p>
          </table:table-cell>
          <table:table-cell office:value-type="float" office:value="8379081" calcext:value-type="float">
            <text:p>837908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269" calcext:value-type="float">
            <text:p>1.367269</text:p>
          </table:table-cell>
          <table:table-cell office:value-type="float" office:value="441233" calcext:value-type="float">
            <text:p>441233</text:p>
          </table:table-cell>
          <table:table-cell office:value-type="float" office:value="1.906448" calcext:value-type="float">
            <text:p>1.906448</text:p>
          </table:table-cell>
          <table:table-cell office:value-type="float" office:value="2.985663" calcext:value-type="float">
            <text:p>2.985663</text:p>
          </table:table-cell>
          <table:table-cell office:value-type="float" office:value="0.534657" calcext:value-type="float">
            <text:p>0.534657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5172" calcext:value-type="float">
            <text:p>55172</text:p>
          </table:table-cell>
          <table:table-cell office:value-type="float" office:value="13083831845" calcext:value-type="float">
            <text:p>13083831845</text:p>
          </table:table-cell>
          <table:table-cell office:value-type="float" office:value="9565725401" calcext:value-type="float">
            <text:p>9565725401</text:p>
          </table:table-cell>
          <table:table-cell office:value-type="float" office:value="444204" calcext:value-type="float">
            <text:p>444204</text:p>
          </table:table-cell>
          <table:table-cell office:value-type="float" office:value="30082946" calcext:value-type="float">
            <text:p>30082946</text:p>
          </table:table-cell>
          <table:table-cell office:value-type="float" office:value="47172984" calcext:value-type="float">
            <text:p>47172984</text:p>
          </table:table-cell>
          <table:table-cell office:value-type="float" office:value="8447277" calcext:value-type="float">
            <text:p>844727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782" calcext:value-type="float">
            <text:p>1.367782</text:p>
          </table:table-cell>
          <table:table-cell office:value-type="float" office:value="444204" calcext:value-type="float">
            <text:p>444204</text:p>
          </table:table-cell>
          <table:table-cell office:value-type="float" office:value="1.91955" calcext:value-type="float">
            <text:p>1.91955</text:p>
          </table:table-cell>
          <table:table-cell office:value-type="float" office:value="3.010041" calcext:value-type="float">
            <text:p>3.010041</text:p>
          </table:table-cell>
          <table:table-cell office:value-type="float" office:value="0.539009" calcext:value-type="float">
            <text:p>0.539009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6175" calcext:value-type="float">
            <text:p>56175</text:p>
          </table:table-cell>
          <table:table-cell office:value-type="float" office:value="12805207697" calcext:value-type="float">
            <text:p>12805207697</text:p>
          </table:table-cell>
          <table:table-cell office:value-type="float" office:value="9361934217" calcext:value-type="float">
            <text:p>9361934217</text:p>
          </table:table-cell>
          <table:table-cell office:value-type="float" office:value="438775" calcext:value-type="float">
            <text:p>438775</text:p>
          </table:table-cell>
          <table:table-cell office:value-type="float" office:value="29425443" calcext:value-type="float">
            <text:p>29425443</text:p>
          </table:table-cell>
          <table:table-cell office:value-type="float" office:value="46170982" calcext:value-type="float">
            <text:p>46170982</text:p>
          </table:table-cell>
          <table:table-cell office:value-type="float" office:value="8268155" calcext:value-type="float">
            <text:p>826815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795" calcext:value-type="float">
            <text:p>1.367795</text:p>
          </table:table-cell>
          <table:table-cell office:value-type="float" office:value="438775" calcext:value-type="float">
            <text:p>438775</text:p>
          </table:table-cell>
          <table:table-cell office:value-type="float" office:value="1.877596" calcext:value-type="float">
            <text:p>1.877596</text:p>
          </table:table-cell>
          <table:table-cell office:value-type="float" office:value="2.946105" calcext:value-type="float">
            <text:p>2.946105</text:p>
          </table:table-cell>
          <table:table-cell office:value-type="float" office:value="0.527579" calcext:value-type="float">
            <text:p>0.527579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7178" calcext:value-type="float">
            <text:p>57178</text:p>
          </table:table-cell>
          <table:table-cell office:value-type="float" office:value="12583688813" calcext:value-type="float">
            <text:p>12583688813</text:p>
          </table:table-cell>
          <table:table-cell office:value-type="float" office:value="9200592975" calcext:value-type="float">
            <text:p>9200592975</text:p>
          </table:table-cell>
          <table:table-cell office:value-type="float" office:value="439576" calcext:value-type="float">
            <text:p>439576</text:p>
          </table:table-cell>
          <table:table-cell office:value-type="float" office:value="28949141" calcext:value-type="float">
            <text:p>28949141</text:p>
          </table:table-cell>
          <table:table-cell office:value-type="float" office:value="45374397" calcext:value-type="float">
            <text:p>45374397</text:p>
          </table:table-cell>
          <table:table-cell office:value-type="float" office:value="8125278" calcext:value-type="float">
            <text:p>812527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704" calcext:value-type="float">
            <text:p>1.367704</text:p>
          </table:table-cell>
          <table:table-cell office:value-type="float" office:value="439576" calcext:value-type="float">
            <text:p>439576</text:p>
          </table:table-cell>
          <table:table-cell office:value-type="float" office:value="1.847203" calcext:value-type="float">
            <text:p>1.847203</text:p>
          </table:table-cell>
          <table:table-cell office:value-type="float" office:value="2.895276" calcext:value-type="float">
            <text:p>2.895276</text:p>
          </table:table-cell>
          <table:table-cell office:value-type="float" office:value="0.518462" calcext:value-type="float">
            <text:p>0.518462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8181" calcext:value-type="float">
            <text:p>58181</text:p>
          </table:table-cell>
          <table:table-cell office:value-type="float" office:value="13262716618" calcext:value-type="float">
            <text:p>13262716618</text:p>
          </table:table-cell>
          <table:table-cell office:value-type="float" office:value="9700608366" calcext:value-type="float">
            <text:p>9700608366</text:p>
          </table:table-cell>
          <table:table-cell office:value-type="float" office:value="439848" calcext:value-type="float">
            <text:p>439848</text:p>
          </table:table-cell>
          <table:table-cell office:value-type="float" office:value="30509134" calcext:value-type="float">
            <text:p>30509134</text:p>
          </table:table-cell>
          <table:table-cell office:value-type="float" office:value="47819464" calcext:value-type="float">
            <text:p>47819464</text:p>
          </table:table-cell>
          <table:table-cell office:value-type="float" office:value="8563118" calcext:value-type="float">
            <text:p>85631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205" calcext:value-type="float">
            <text:p>1.367205</text:p>
          </table:table-cell>
          <table:table-cell office:value-type="float" office:value="439848" calcext:value-type="float">
            <text:p>439848</text:p>
          </table:table-cell>
          <table:table-cell office:value-type="float" office:value="1.946744" calcext:value-type="float">
            <text:p>1.946744</text:p>
          </table:table-cell>
          <table:table-cell office:value-type="float" office:value="3.051292" calcext:value-type="float">
            <text:p>3.051292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59184" calcext:value-type="float">
            <text:p>59184</text:p>
          </table:table-cell>
          <table:table-cell office:value-type="float" office:value="12789884563" calcext:value-type="float">
            <text:p>12789884563</text:p>
          </table:table-cell>
          <table:table-cell office:value-type="float" office:value="9351090422" calcext:value-type="float">
            <text:p>9351090422</text:p>
          </table:table-cell>
          <table:table-cell office:value-type="float" office:value="440668" calcext:value-type="float">
            <text:p>440668</text:p>
          </table:table-cell>
          <table:table-cell office:value-type="float" office:value="29406148" calcext:value-type="float">
            <text:p>29406148</text:p>
          </table:table-cell>
          <table:table-cell office:value-type="float" office:value="46118881" calcext:value-type="float">
            <text:p>46118881</text:p>
          </table:table-cell>
          <table:table-cell office:value-type="float" office:value="8258559" calcext:value-type="float">
            <text:p>82585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743" calcext:value-type="float">
            <text:p>1.367743</text:p>
          </table:table-cell>
          <table:table-cell office:value-type="float" office:value="440668" calcext:value-type="float">
            <text:p>440668</text:p>
          </table:table-cell>
          <table:table-cell office:value-type="float" office:value="1.876364" calcext:value-type="float">
            <text:p>1.876364</text:p>
          </table:table-cell>
          <table:table-cell office:value-type="float" office:value="2.94278" calcext:value-type="float">
            <text:p>2.94278</text:p>
          </table:table-cell>
          <table:table-cell office:value-type="float" office:value="0.526967" calcext:value-type="float">
            <text:p>0.526967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0187" calcext:value-type="float">
            <text:p>60187</text:p>
          </table:table-cell>
          <table:table-cell office:value-type="float" office:value="12583710560" calcext:value-type="float">
            <text:p>12583710560</text:p>
          </table:table-cell>
          <table:table-cell office:value-type="float" office:value="9200311851" calcext:value-type="float">
            <text:p>9200311851</text:p>
          </table:table-cell>
          <table:table-cell office:value-type="float" office:value="438938" calcext:value-type="float">
            <text:p>438938</text:p>
          </table:table-cell>
          <table:table-cell office:value-type="float" office:value="28951201" calcext:value-type="float">
            <text:p>28951201</text:p>
          </table:table-cell>
          <table:table-cell office:value-type="float" office:value="45372611" calcext:value-type="float">
            <text:p>45372611</text:p>
          </table:table-cell>
          <table:table-cell office:value-type="float" office:value="8125071" calcext:value-type="float">
            <text:p>812507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748" calcext:value-type="float">
            <text:p>1.367748</text:p>
          </table:table-cell>
          <table:table-cell office:value-type="float" office:value="438938" calcext:value-type="float">
            <text:p>438938</text:p>
          </table:table-cell>
          <table:table-cell office:value-type="float" office:value="1.847335" calcext:value-type="float">
            <text:p>1.847335</text:p>
          </table:table-cell>
          <table:table-cell office:value-type="float" office:value="2.895162" calcext:value-type="float">
            <text:p>2.895162</text:p>
          </table:table-cell>
          <table:table-cell office:value-type="float" office:value="0.518449" calcext:value-type="float">
            <text:p>0.518449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1190" calcext:value-type="float">
            <text:p>61190</text:p>
          </table:table-cell>
          <table:table-cell office:value-type="float" office:value="13051788412" calcext:value-type="float">
            <text:p>13051788412</text:p>
          </table:table-cell>
          <table:table-cell office:value-type="float" office:value="9545549703" calcext:value-type="float">
            <text:p>9545549703</text:p>
          </table:table-cell>
          <table:table-cell office:value-type="float" office:value="443110" calcext:value-type="float">
            <text:p>443110</text:p>
          </table:table-cell>
          <table:table-cell office:value-type="float" office:value="29999697" calcext:value-type="float">
            <text:p>29999697</text:p>
          </table:table-cell>
          <table:table-cell office:value-type="float" office:value="47059267" calcext:value-type="float">
            <text:p>47059267</text:p>
          </table:table-cell>
          <table:table-cell office:value-type="float" office:value="8427092" calcext:value-type="float">
            <text:p>842709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317" calcext:value-type="float">
            <text:p>1.367317</text:p>
          </table:table-cell>
          <table:table-cell office:value-type="float" office:value="443110" calcext:value-type="float">
            <text:p>443110</text:p>
          </table:table-cell>
          <table:table-cell office:value-type="float" office:value="1.914238" calcext:value-type="float">
            <text:p>1.914238</text:p>
          </table:table-cell>
          <table:table-cell office:value-type="float" office:value="3.002785" calcext:value-type="float">
            <text:p>3.002785</text:p>
          </table:table-cell>
          <table:table-cell office:value-type="float" office:value="0.537721" calcext:value-type="float">
            <text:p>0.537721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2193" calcext:value-type="float">
            <text:p>62193</text:p>
          </table:table-cell>
          <table:table-cell office:value-type="float" office:value="13011559281" calcext:value-type="float">
            <text:p>13011559281</text:p>
          </table:table-cell>
          <table:table-cell office:value-type="float" office:value="9511723979" calcext:value-type="float">
            <text:p>9511723979</text:p>
          </table:table-cell>
          <table:table-cell office:value-type="float" office:value="441795" calcext:value-type="float">
            <text:p>441795</text:p>
          </table:table-cell>
          <table:table-cell office:value-type="float" office:value="29923045" calcext:value-type="float">
            <text:p>29923045</text:p>
          </table:table-cell>
          <table:table-cell office:value-type="float" office:value="46921025" calcext:value-type="float">
            <text:p>46921025</text:p>
          </table:table-cell>
          <table:table-cell office:value-type="float" office:value="8401304" calcext:value-type="float">
            <text:p>84013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95" calcext:value-type="float">
            <text:p>1.36795</text:p>
          </table:table-cell>
          <table:table-cell office:value-type="float" office:value="441795" calcext:value-type="float">
            <text:p>441795</text:p>
          </table:table-cell>
          <table:table-cell office:value-type="float" office:value="1.909347" calcext:value-type="float">
            <text:p>1.909347</text:p>
          </table:table-cell>
          <table:table-cell office:value-type="float" office:value="2.993964" calcext:value-type="float">
            <text:p>2.993964</text:p>
          </table:table-cell>
          <table:table-cell office:value-type="float" office:value="0.536075" calcext:value-type="float">
            <text:p>0.536075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3196" calcext:value-type="float">
            <text:p>63196</text:p>
          </table:table-cell>
          <table:table-cell office:value-type="float" office:value="12582330729" calcext:value-type="float">
            <text:p>12582330729</text:p>
          </table:table-cell>
          <table:table-cell office:value-type="float" office:value="9200403011" calcext:value-type="float">
            <text:p>9200403011</text:p>
          </table:table-cell>
          <table:table-cell office:value-type="float" office:value="436200" calcext:value-type="float">
            <text:p>436200</text:p>
          </table:table-cell>
          <table:table-cell office:value-type="float" office:value="28940592" calcext:value-type="float">
            <text:p>28940592</text:p>
          </table:table-cell>
          <table:table-cell office:value-type="float" office:value="45366948" calcext:value-type="float">
            <text:p>45366948</text:p>
          </table:table-cell>
          <table:table-cell office:value-type="float" office:value="8124639" calcext:value-type="float">
            <text:p>81246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585" calcext:value-type="float">
            <text:p>1.367585</text:p>
          </table:table-cell>
          <table:table-cell office:value-type="float" office:value="436200" calcext:value-type="float">
            <text:p>436200</text:p>
          </table:table-cell>
          <table:table-cell office:value-type="float" office:value="1.846658" calcext:value-type="float">
            <text:p>1.846658</text:p>
          </table:table-cell>
          <table:table-cell office:value-type="float" office:value="2.8948" calcext:value-type="float">
            <text:p>2.8948</text:p>
          </table:table-cell>
          <table:table-cell office:value-type="float" office:value="0.518422" calcext:value-type="float">
            <text:p>0.518422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4198" calcext:value-type="float">
            <text:p>64198</text:p>
          </table:table-cell>
          <table:table-cell office:value-type="float" office:value="13039641020" calcext:value-type="float">
            <text:p>13039641020</text:p>
          </table:table-cell>
          <table:table-cell office:value-type="float" office:value="9534713322" calcext:value-type="float">
            <text:p>9534713322</text:p>
          </table:table-cell>
          <table:table-cell office:value-type="float" office:value="442692" calcext:value-type="float">
            <text:p>442692</text:p>
          </table:table-cell>
          <table:table-cell office:value-type="float" office:value="29958510" calcext:value-type="float">
            <text:p>29958510</text:p>
          </table:table-cell>
          <table:table-cell office:value-type="float" office:value="47014803" calcext:value-type="float">
            <text:p>47014803</text:p>
          </table:table-cell>
          <table:table-cell office:value-type="float" office:value="8418803" calcext:value-type="float">
            <text:p>84188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597" calcext:value-type="float">
            <text:p>1.367597</text:p>
          </table:table-cell>
          <table:table-cell office:value-type="float" office:value="442692" calcext:value-type="float">
            <text:p>442692</text:p>
          </table:table-cell>
          <table:table-cell office:value-type="float" office:value="1.913518" calcext:value-type="float">
            <text:p>1.913518</text:p>
          </table:table-cell>
          <table:table-cell office:value-type="float" office:value="3.002942" calcext:value-type="float">
            <text:p>3.002942</text:p>
          </table:table-cell>
          <table:table-cell office:value-type="float" office:value="0.537728" calcext:value-type="float">
            <text:p>0.537728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5201" calcext:value-type="float">
            <text:p>65201</text:p>
          </table:table-cell>
          <table:table-cell office:value-type="float" office:value="12760019317" calcext:value-type="float">
            <text:p>12760019317</text:p>
          </table:table-cell>
          <table:table-cell office:value-type="float" office:value="9330825866" calcext:value-type="float">
            <text:p>9330825866</text:p>
          </table:table-cell>
          <table:table-cell office:value-type="float" office:value="438619" calcext:value-type="float">
            <text:p>438619</text:p>
          </table:table-cell>
          <table:table-cell office:value-type="float" office:value="29367220" calcext:value-type="float">
            <text:p>29367220</text:p>
          </table:table-cell>
          <table:table-cell office:value-type="float" office:value="46008373" calcext:value-type="float">
            <text:p>46008373</text:p>
          </table:table-cell>
          <table:table-cell office:value-type="float" office:value="8238957" calcext:value-type="float">
            <text:p>82389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512" calcext:value-type="float">
            <text:p>1.367512</text:p>
          </table:table-cell>
          <table:table-cell office:value-type="float" office:value="438619" calcext:value-type="float">
            <text:p>438619</text:p>
          </table:table-cell>
          <table:table-cell office:value-type="float" office:value="1.87388" calcext:value-type="float">
            <text:p>1.87388</text:p>
          </table:table-cell>
          <table:table-cell office:value-type="float" office:value="2.935729" calcext:value-type="float">
            <text:p>2.935729</text:p>
          </table:table-cell>
          <table:table-cell office:value-type="float" office:value="0.525716" calcext:value-type="float">
            <text:p>0.525716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6204" calcext:value-type="float">
            <text:p>66204</text:p>
          </table:table-cell>
          <table:table-cell office:value-type="float" office:value="13021528326" calcext:value-type="float">
            <text:p>13021528326</text:p>
          </table:table-cell>
          <table:table-cell office:value-type="float" office:value="9522939915" calcext:value-type="float">
            <text:p>9522939915</text:p>
          </table:table-cell>
          <table:table-cell office:value-type="float" office:value="441994" calcext:value-type="float">
            <text:p>441994</text:p>
          </table:table-cell>
          <table:table-cell office:value-type="float" office:value="29944959" calcext:value-type="float">
            <text:p>29944959</text:p>
          </table:table-cell>
          <table:table-cell office:value-type="float" office:value="46951565" calcext:value-type="float">
            <text:p>46951565</text:p>
          </table:table-cell>
          <table:table-cell office:value-type="float" office:value="8407195" calcext:value-type="float">
            <text:p>840719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385" calcext:value-type="float">
            <text:p>1.367385</text:p>
          </table:table-cell>
          <table:table-cell office:value-type="float" office:value="441994" calcext:value-type="float">
            <text:p>441994</text:p>
          </table:table-cell>
          <table:table-cell office:value-type="float" office:value="1.910745" calcext:value-type="float">
            <text:p>1.910745</text:p>
          </table:table-cell>
          <table:table-cell office:value-type="float" office:value="2.995912" calcext:value-type="float">
            <text:p>2.995912</text:p>
          </table:table-cell>
          <table:table-cell office:value-type="float" office:value="0.536451" calcext:value-type="float">
            <text:p>0.536451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7207" calcext:value-type="float">
            <text:p>67207</text:p>
          </table:table-cell>
          <table:table-cell office:value-type="float" office:value="13025002871" calcext:value-type="float">
            <text:p>13025002871</text:p>
          </table:table-cell>
          <table:table-cell office:value-type="float" office:value="9525308444" calcext:value-type="float">
            <text:p>9525308444</text:p>
          </table:table-cell>
          <table:table-cell office:value-type="float" office:value="442944" calcext:value-type="float">
            <text:p>442944</text:p>
          </table:table-cell>
          <table:table-cell office:value-type="float" office:value="29937897" calcext:value-type="float">
            <text:p>29937897</text:p>
          </table:table-cell>
          <table:table-cell office:value-type="float" office:value="46964688" calcext:value-type="float">
            <text:p>46964688</text:p>
          </table:table-cell>
          <table:table-cell office:value-type="float" office:value="8409757" calcext:value-type="float">
            <text:p>840975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41" calcext:value-type="float">
            <text:p>1.36741</text:p>
          </table:table-cell>
          <table:table-cell office:value-type="float" office:value="442944" calcext:value-type="float">
            <text:p>442944</text:p>
          </table:table-cell>
          <table:table-cell office:value-type="float" office:value="1.910294" calcext:value-type="float">
            <text:p>1.910294</text:p>
          </table:table-cell>
          <table:table-cell office:value-type="float" office:value="2.99675" calcext:value-type="float">
            <text:p>2.99675</text:p>
          </table:table-cell>
          <table:table-cell office:value-type="float" office:value="0.536615" calcext:value-type="float">
            <text:p>0.536615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8210" calcext:value-type="float">
            <text:p>68210</text:p>
          </table:table-cell>
          <table:table-cell office:value-type="float" office:value="12748218545" calcext:value-type="float">
            <text:p>12748218545</text:p>
          </table:table-cell>
          <table:table-cell office:value-type="float" office:value="9319543530" calcext:value-type="float">
            <text:p>9319543530</text:p>
          </table:table-cell>
          <table:table-cell office:value-type="float" office:value="442782" calcext:value-type="float">
            <text:p>442782</text:p>
          </table:table-cell>
          <table:table-cell office:value-type="float" office:value="29302768" calcext:value-type="float">
            <text:p>29302768</text:p>
          </table:table-cell>
          <table:table-cell office:value-type="float" office:value="45965562" calcext:value-type="float">
            <text:p>45965562</text:p>
          </table:table-cell>
          <table:table-cell office:value-type="float" office:value="8231613" calcext:value-type="float">
            <text:p>82316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902" calcext:value-type="float">
            <text:p>1.367902</text:p>
          </table:table-cell>
          <table:table-cell office:value-type="float" office:value="442782" calcext:value-type="float">
            <text:p>442782</text:p>
          </table:table-cell>
          <table:table-cell office:value-type="float" office:value="1.869768" calcext:value-type="float">
            <text:p>1.869768</text:p>
          </table:table-cell>
          <table:table-cell office:value-type="float" office:value="2.932997" calcext:value-type="float">
            <text:p>2.932997</text:p>
          </table:table-cell>
          <table:table-cell office:value-type="float" office:value="0.525248" calcext:value-type="float">
            <text:p>0.525248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69213" calcext:value-type="float">
            <text:p>69213</text:p>
          </table:table-cell>
          <table:table-cell office:value-type="float" office:value="12585323435" calcext:value-type="float">
            <text:p>12585323435</text:p>
          </table:table-cell>
          <table:table-cell office:value-type="float" office:value="9200455795" calcext:value-type="float">
            <text:p>9200455795</text:p>
          </table:table-cell>
          <table:table-cell office:value-type="float" office:value="435774" calcext:value-type="float">
            <text:p>435774</text:p>
          </table:table-cell>
          <table:table-cell office:value-type="float" office:value="28929908" calcext:value-type="float">
            <text:p>28929908</text:p>
          </table:table-cell>
          <table:table-cell office:value-type="float" office:value="45379149" calcext:value-type="float">
            <text:p>45379149</text:p>
          </table:table-cell>
          <table:table-cell office:value-type="float" office:value="8126197" calcext:value-type="float">
            <text:p>812619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7902" calcext:value-type="float">
            <text:p>1.367902</text:p>
          </table:table-cell>
          <table:table-cell office:value-type="float" office:value="435774" calcext:value-type="float">
            <text:p>435774</text:p>
          </table:table-cell>
          <table:table-cell office:value-type="float" office:value="1.845976" calcext:value-type="float">
            <text:p>1.845976</text:p>
          </table:table-cell>
          <table:table-cell office:value-type="float" office:value="2.895579" calcext:value-type="float">
            <text:p>2.895579</text:p>
          </table:table-cell>
          <table:table-cell office:value-type="float" office:value="0.518521" calcext:value-type="float">
            <text:p>0.518521</text:p>
          </table:table-cell>
          <table:table-cell office:value-type="float" office:value="0.64" calcext:value-type="float">
            <text:p>0.6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0217" calcext:value-type="float">
            <text:p>70217</text:p>
          </table:table-cell>
          <table:table-cell office:value-type="float" office:value="6111078159" calcext:value-type="float">
            <text:p>6111078159</text:p>
          </table:table-cell>
          <table:table-cell office:value-type="float" office:value="5117667088" calcext:value-type="float">
            <text:p>5117667088</text:p>
          </table:table-cell>
          <table:table-cell office:value-type="float" office:value="179768" calcext:value-type="float">
            <text:p>179768</text:p>
          </table:table-cell>
          <table:table-cell office:value-type="float" office:value="11916968" calcext:value-type="float">
            <text:p>11916968</text:p>
          </table:table-cell>
          <table:table-cell office:value-type="float" office:value="18645245" calcext:value-type="float">
            <text:p>18645245</text:p>
          </table:table-cell>
          <table:table-cell office:value-type="float" office:value="3337154" calcext:value-type="float">
            <text:p>33371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94114" calcext:value-type="float">
            <text:p>1.194114</text:p>
          </table:table-cell>
          <table:table-cell office:value-type="float" office:value="179768" calcext:value-type="float">
            <text:p>179768</text:p>
          </table:table-cell>
          <table:table-cell office:value-type="float" office:value="0.759647" calcext:value-type="float">
            <text:p>0.759647</text:p>
          </table:table-cell>
          <table:table-cell office:value-type="float" office:value="1.188541" calcext:value-type="float">
            <text:p>1.188541</text:p>
          </table:table-cell>
          <table:table-cell office:value-type="float" office:value="0.212727" calcext:value-type="float">
            <text:p>0.212727</text:p>
          </table:table-cell>
          <table:table-cell office:value-type="float" office:value="0.64" calcext:value-type="float">
            <text:p>0.64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1221" calcext:value-type="float">
            <text:p>71221</text:p>
          </table:table-cell>
          <table:table-cell office:value-type="float" office:value="3889725567" calcext:value-type="float">
            <text:p>3889725567</text:p>
          </table:table-cell>
          <table:table-cell office:value-type="float" office:value="2298402798" calcext:value-type="float">
            <text:p>2298402798</text:p>
          </table:table-cell>
          <table:table-cell office:value-type="float" office:value="13310" calcext:value-type="float">
            <text:p>13310</text:p>
          </table:table-cell>
          <table:table-cell office:value-type="float" office:value="506723" calcext:value-type="float">
            <text:p>506723</text:p>
          </table:table-cell>
          <table:table-cell office:value-type="float" office:value="527458" calcext:value-type="float">
            <text:p>527458</text:p>
          </table:table-cell>
          <table:table-cell office:value-type="float" office:value="78340" calcext:value-type="float">
            <text:p>7834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236" calcext:value-type="float">
            <text:p>1.69236</text:p>
          </table:table-cell>
          <table:table-cell office:value-type="float" office:value="13310" calcext:value-type="float">
            <text:p>13310</text:p>
          </table:table-cell>
          <table:table-cell office:value-type="float" office:value="0.032301" calcext:value-type="float">
            <text:p>0.032301</text:p>
          </table:table-cell>
          <table:table-cell office:value-type="float" office:value="0.033623" calcext:value-type="float">
            <text:p>0.033623</text:p>
          </table:table-cell>
          <table:table-cell office:value-type="float" office:value="0.004994" calcext:value-type="float">
            <text:p>0.004994</text:p>
          </table:table-cell>
          <table:table-cell office:value-type="float" office:value="0.96" calcext:value-type="float">
            <text:p>0.96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2225" calcext:value-type="float">
            <text:p>72225</text:p>
          </table:table-cell>
          <table:table-cell office:value-type="float" office:value="3845410055" calcext:value-type="float">
            <text:p>3845410055</text:p>
          </table:table-cell>
          <table:table-cell office:value-type="float" office:value="2271853227" calcext:value-type="float">
            <text:p>2271853227</text:p>
          </table:table-cell>
          <table:table-cell office:value-type="float" office:value="13158" calcext:value-type="float">
            <text:p>13158</text:p>
          </table:table-cell>
          <table:table-cell office:value-type="float" office:value="500873" calcext:value-type="float">
            <text:p>500873</text:p>
          </table:table-cell>
          <table:table-cell office:value-type="float" office:value="521361" calcext:value-type="float">
            <text:p>521361</text:p>
          </table:table-cell>
          <table:table-cell office:value-type="float" office:value="77451" calcext:value-type="float">
            <text:p>7745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2631" calcext:value-type="float">
            <text:p>1.692631</text:p>
          </table:table-cell>
          <table:table-cell office:value-type="float" office:value="13158" calcext:value-type="float">
            <text:p>13158</text:p>
          </table:table-cell>
          <table:table-cell office:value-type="float" office:value="0.031928" calcext:value-type="float">
            <text:p>0.031928</text:p>
          </table:table-cell>
          <table:table-cell office:value-type="float" office:value="0.033234" calcext:value-type="float">
            <text:p>0.033234</text:p>
          </table:table-cell>
          <table:table-cell office:value-type="float" office:value="0.004937" calcext:value-type="float">
            <text:p>0.004937</text:p>
          </table:table-cell>
          <table:table-cell office:value-type="float" office:value="0.96" calcext:value-type="float">
            <text:p>0.96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3229" calcext:value-type="float">
            <text:p>73229</text:p>
          </table:table-cell>
          <table:table-cell office:value-type="float" office:value="3969911853" calcext:value-type="float">
            <text:p>3969911853</text:p>
          </table:table-cell>
          <table:table-cell office:value-type="float" office:value="2346051975" calcext:value-type="float">
            <text:p>2346051975</text:p>
          </table:table-cell>
          <table:table-cell office:value-type="float" office:value="13420" calcext:value-type="float">
            <text:p>13420</text:p>
          </table:table-cell>
          <table:table-cell office:value-type="float" office:value="516988" calcext:value-type="float">
            <text:p>516988</text:p>
          </table:table-cell>
          <table:table-cell office:value-type="float" office:value="538310" calcext:value-type="float">
            <text:p>538310</text:p>
          </table:table-cell>
          <table:table-cell office:value-type="float" office:value="79947" calcext:value-type="float">
            <text:p>799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2167" calcext:value-type="float">
            <text:p>1.692167</text:p>
          </table:table-cell>
          <table:table-cell office:value-type="float" office:value="13420" calcext:value-type="float">
            <text:p>13420</text:p>
          </table:table-cell>
          <table:table-cell office:value-type="float" office:value="0.032955" calcext:value-type="float">
            <text:p>0.032955</text:p>
          </table:table-cell>
          <table:table-cell office:value-type="float" office:value="0.034315" calcext:value-type="float">
            <text:p>0.034315</text:p>
          </table:table-cell>
          <table:table-cell office:value-type="float" office:value="0.005096" calcext:value-type="float">
            <text:p>0.005096</text:p>
          </table:table-cell>
          <table:table-cell office:value-type="float" office:value="0.96" calcext:value-type="float">
            <text:p>0.96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4233" calcext:value-type="float">
            <text:p>74233</text:p>
          </table:table-cell>
          <table:table-cell office:value-type="float" office:value="4071198922" calcext:value-type="float">
            <text:p>4071198922</text:p>
          </table:table-cell>
          <table:table-cell office:value-type="float" office:value="2405555620" calcext:value-type="float">
            <text:p>2405555620</text:p>
          </table:table-cell>
          <table:table-cell office:value-type="float" office:value="13742" calcext:value-type="float">
            <text:p>13742</text:p>
          </table:table-cell>
          <table:table-cell office:value-type="float" office:value="530041" calcext:value-type="float">
            <text:p>530041</text:p>
          </table:table-cell>
          <table:table-cell office:value-type="float" office:value="550594" calcext:value-type="float">
            <text:p>550594</text:p>
          </table:table-cell>
          <table:table-cell office:value-type="float" office:value="82045" calcext:value-type="float">
            <text:p>820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2415" calcext:value-type="float">
            <text:p>1.692415</text:p>
          </table:table-cell>
          <table:table-cell office:value-type="float" office:value="13742" calcext:value-type="float">
            <text:p>13742</text:p>
          </table:table-cell>
          <table:table-cell office:value-type="float" office:value="0.033787" calcext:value-type="float">
            <text:p>0.033787</text:p>
          </table:table-cell>
          <table:table-cell office:value-type="float" office:value="0.035098" calcext:value-type="float">
            <text:p>0.035098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96" calcext:value-type="float">
            <text:p>0.96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5236" calcext:value-type="float">
            <text:p>75236</text:p>
          </table:table-cell>
          <table:table-cell office:value-type="float" office:value="3843525622" calcext:value-type="float">
            <text:p>3843525622</text:p>
          </table:table-cell>
          <table:table-cell office:value-type="float" office:value="2270876781" calcext:value-type="float">
            <text:p>2270876781</text:p>
          </table:table-cell>
          <table:table-cell office:value-type="float" office:value="12865" calcext:value-type="float">
            <text:p>12865</text:p>
          </table:table-cell>
          <table:table-cell office:value-type="float" office:value="500596" calcext:value-type="float">
            <text:p>500596</text:p>
          </table:table-cell>
          <table:table-cell office:value-type="float" office:value="522563" calcext:value-type="float">
            <text:p>522563</text:p>
          </table:table-cell>
          <table:table-cell office:value-type="float" office:value="77425" calcext:value-type="float">
            <text:p>774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2529" calcext:value-type="float">
            <text:p>1.692529</text:p>
          </table:table-cell>
          <table:table-cell office:value-type="float" office:value="12865" calcext:value-type="float">
            <text:p>12865</text:p>
          </table:table-cell>
          <table:table-cell office:value-type="float" office:value="0.031942" calcext:value-type="float">
            <text:p>0.031942</text:p>
          </table:table-cell>
          <table:table-cell office:value-type="float" office:value="0.033344" calcext:value-type="float">
            <text:p>0.033344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96" calcext:value-type="float">
            <text:p>0.96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6240" calcext:value-type="float">
            <text:p>76240</text:p>
          </table:table-cell>
          <table:table-cell office:value-type="float" office:value="3967546360" calcext:value-type="float">
            <text:p>3967546360</text:p>
          </table:table-cell>
          <table:table-cell office:value-type="float" office:value="2344116664" calcext:value-type="float">
            <text:p>2344116664</text:p>
          </table:table-cell>
          <table:table-cell office:value-type="float" office:value="13482" calcext:value-type="float">
            <text:p>13482</text:p>
          </table:table-cell>
          <table:table-cell office:value-type="float" office:value="516590" calcext:value-type="float">
            <text:p>516590</text:p>
          </table:table-cell>
          <table:table-cell office:value-type="float" office:value="537073" calcext:value-type="float">
            <text:p>537073</text:p>
          </table:table-cell>
          <table:table-cell office:value-type="float" office:value="79905" calcext:value-type="float">
            <text:p>799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2555" calcext:value-type="float">
            <text:p>1.692555</text:p>
          </table:table-cell>
          <table:table-cell office:value-type="float" office:value="13482" calcext:value-type="float">
            <text:p>13482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.034236" calcext:value-type="float">
            <text:p>0.034236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0.96" calcext:value-type="float">
            <text:p>0.96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7243" calcext:value-type="float">
            <text:p>77243</text:p>
          </table:table-cell>
          <table:table-cell office:value-type="float" office:value="3882118357" calcext:value-type="float">
            <text:p>3882118357</text:p>
          </table:table-cell>
          <table:table-cell office:value-type="float" office:value="2293263387" calcext:value-type="float">
            <text:p>2293263387</text:p>
          </table:table-cell>
          <table:table-cell office:value-type="float" office:value="13075" calcext:value-type="float">
            <text:p>13075</text:p>
          </table:table-cell>
          <table:table-cell office:value-type="float" office:value="505221" calcext:value-type="float">
            <text:p>505221</text:p>
          </table:table-cell>
          <table:table-cell office:value-type="float" office:value="526073" calcext:value-type="float">
            <text:p>526073</text:p>
          </table:table-cell>
          <table:table-cell office:value-type="float" office:value="78201" calcext:value-type="float">
            <text:p>782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2836" calcext:value-type="float">
            <text:p>1.692836</text:p>
          </table:table-cell>
          <table:table-cell office:value-type="float" office:value="13075" calcext:value-type="float">
            <text:p>13075</text:p>
          </table:table-cell>
          <table:table-cell office:value-type="float" office:value="0.032237" calcext:value-type="float">
            <text:p>0.032237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96" calcext:value-type="float">
            <text:p>0.96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8246" calcext:value-type="float">
            <text:p>78246</text:p>
          </table:table-cell>
          <table:table-cell office:value-type="float" office:value="3041070435" calcext:value-type="float">
            <text:p>3041070435</text:p>
          </table:table-cell>
          <table:table-cell office:value-type="float" office:value="1797616049" calcext:value-type="float">
            <text:p>1797616049</text:p>
          </table:table-cell>
          <table:table-cell office:value-type="float" office:value="10537" calcext:value-type="float">
            <text:p>10537</text:p>
          </table:table-cell>
          <table:table-cell office:value-type="float" office:value="396290" calcext:value-type="float">
            <text:p>396290</text:p>
          </table:table-cell>
          <table:table-cell office:value-type="float" office:value="413188" calcext:value-type="float">
            <text:p>413188</text:p>
          </table:table-cell>
          <table:table-cell office:value-type="float" office:value="61529" calcext:value-type="float">
            <text:p>615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1724" calcext:value-type="float">
            <text:p>1.691724</text:p>
          </table:table-cell>
          <table:table-cell office:value-type="float" office:value="10537" calcext:value-type="float">
            <text:p>10537</text:p>
          </table:table-cell>
          <table:table-cell office:value-type="float" office:value="0.025287" calcext:value-type="float">
            <text:p>0.025287</text:p>
          </table:table-cell>
          <table:table-cell office:value-type="float" office:value="0.026365" calcext:value-type="float">
            <text:p>0.026365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96" calcext:value-type="float">
            <text:p>0.96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79250" calcext:value-type="float">
            <text:p>79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32" calcext:value-type="float">
            <text:p>832</text:p>
          </table:table-cell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0.000053" calcext:value-type="float">
            <text:p>0.00005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80254" calcext:value-type="float">
            <text:p>80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72" calcext:value-type="float">
            <text:p>272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.000017" calcext:value-type="float">
            <text:p>0.00001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81258" calcext:value-type="float">
            <text:p>812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.000009" calcext:value-type="float">
            <text:p>0.000009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float" office:value="81747" calcext:value-type="float">
            <text:p>81747</text:p>
          </table:table-cell>
          <table:table-cell office:value-type="float" office:value="15039" calcext:value-type="float">
            <text:p>15039</text:p>
          </table:table-cell>
          <table:table-cell office:value-type="float" office:value="313177" calcext:value-type="float">
            <text:p>313177</text:p>
          </table:table-cell>
          <table:table-cell office:value-type="float" office:value="1268" calcext:value-type="float">
            <text:p>1268</text:p>
          </table:table-cell>
          <table:table-cell office:value-type="float" office:value="980" calcext:value-type="float">
            <text:p>980</text:p>
          </table:table-cell>
          <table:table-cell office:value-type="float" office:value="1884" calcext:value-type="float">
            <text:p>1884</text:p>
          </table:table-cell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48021" calcext:value-type="float">
            <text:p>0.048021</text:p>
          </table:table-cell>
          <table:table-cell office:value-type="float" office:value="1268" calcext:value-type="float">
            <text:p>126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52" calcext:value-type="float">
            <text:p>0.52</text:p>
          </table:table-cell>
          <table:table-cell office:value-type="float" office:value="3.67" calcext:value-type="float">
            <text:p>3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7:20:43.667552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22:38.761979003</dc:date>
    <meta:editing-duration>PT4M39S</meta:editing-duration>
    <meta:editing-cycles>4</meta:editing-cycles>
    <meta:generator>LibreOffice/5.1.4.2$Linux_X86_64 LibreOffice_project/10m0$Build-2</meta:generator>
    <meta:document-statistic meta:table-count="1" meta:cell-count="1680" meta:object-count="0"/>
  </office:meta>
</office:document-meta>
</file>